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9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b48a5f" draw:textarea-horizontal-align="justify" draw:textarea-vertical-align="middle" draw:auto-grow-height="false"/>
    </style:style>
    <style:style style:name="gr11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9c9f9" draw:textarea-horizontal-align="justify" draw:textarea-vertical-align="middle" draw:auto-grow-height="false"/>
    </style:style>
    <style:style style:name="gr16" style:family="graphic" style:parent-style-name="standard">
      <style:graphic-properties draw:fill-color="#b48a5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bce289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ffff00" fo:font-size="10pt" style:font-size-asian="10pt" style:font-size-complex="10pt"/>
    </style:style>
    <style:style style:name="P4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P5" style:family="paragraph">
      <style:paragraph-properties fo:text-align="center"/>
      <style:text-properties fo:color="#000000" fo:font-size="10pt" style:font-size-asian="10pt" style:font-size-complex="10pt"/>
    </style:style>
    <style:style style:name="P6" style:family="paragraph">
      <style:paragraph-properties fo:text-align="center"/>
      <style:text-properties fo:color="#ffffcc" fo:font-size="7pt" fo:font-style="italic" style:font-size-asian="7pt" style:font-style-asian="italic" style:font-size-complex="7pt" style:font-style-complex="italic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paragraph-properties fo:text-align="center"/>
      <style:text-properties fo:color="#ffffcc"/>
    </style:style>
    <style:style style:name="P11" style:family="paragraph">
      <style:paragraph-properties fo:text-align="center"/>
      <style:text-properties fo:color="#ffffcc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fo:font-style="italic" style:font-size-asian="7pt" style:font-style-asian="italic" style:font-size-complex="7pt" style:font-style-complex="italic"/>
    </style:style>
    <style:style style:name="T5" style:family="text">
      <style:text-properties fo:color="#ffff00" fo:font-size="10pt" style:font-size-asian="10pt" style:font-size-complex="10pt"/>
    </style:style>
    <style:style style:name="T6" style:family="text">
      <style:text-properties fo:color="#ffff00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cc" fo:font-size="7pt" fo:font-style="italic" style:font-size-asian="7pt" style:font-style-asian="italic" style:font-size-complex="7pt" style:font-style-complex="italic"/>
    </style:style>
    <style:style style:name="T11" style:family="text">
      <style:text-properties fo:color="#ffffcc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ffffcc" fo:font-size="10pt" fo:font-style="italic" style:font-size-asian="10pt" style:font-style-asian="italic" style:font-size-complex="10pt" style:font-style-complex="italic"/>
    </style:style>
    <style:style style:name="T18" style:family="text">
      <style:text-properties fo:color="#ffffcc" fo:font-size="10pt" style:font-size-asian="10pt" style:font-size-complex="10pt"/>
    </style:style>
    <style:style style:name="T19" style:family="text">
      <style:text-properties fo:color="#ffffcc" fo:font-size="7pt" style:font-size-asian="7pt" style:font-size-complex="7pt"/>
    </style:style>
    <style:style style:name="T2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color="#000000" fo:font-size="7pt" style:font-size-asian="7pt" style:font-size-complex="7pt"/>
    </style:style>
    <style:style style:name="T22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23" style:family="text">
      <style:text-properties fo:font-size="7pt" fo:font-weight="bold" style:font-size-asian="7pt" style:font-weight-asian="bold" style:font-size-complex="7pt" style:font-weight-complex="bold"/>
    </style:style>
    <style:style style:name="T24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0.508cm" svg:x="1.554cm" svg:y="1.754cm">
          <text:p text:style-name="P1"><text:span text:style-name="T1">Transcrip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794cm" svg:height="0.889cm" svg:x="1.554cm" svg:y="3.532cm">
          <text:p text:style-name="P1"><text:span text:style-name="T2">1.)</text:span><text:span text:style-name="T1"> Add YouTube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57cm" svg:y1="2.262cm" svg:x2="2.951cm" svg:y2="3.532cm" draw:start-shape="id1" draw:start-glue-point="2" draw:end-shape="id2" svg:d="m2570 2262 381 1270" svg:viewBox="0 0 382 1271">
          <text:p/>
        </draw:connector>
        <draw:custom-shape draw:style-name="gr4" draw:text-style-name="P2" xml:id="id3" draw:id="id3" draw:layer="layout" svg:width="2.413cm" svg:height="0.889cm" svg:x="5.872cm" svg:y="2.689cm">
          <text:p text:style-name="P1"><text:span text:style-name="T1">No transcripts</text:span></text:p>
          <text:p text:style-name="P1"><text:span text:style-name="T3">msg: </text:span><text:span text:style-name="T4">“Not found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348cm" svg:y1="3.976cm" svg:x2="5.872cm" svg:y2="3.133cm" draw:start-shape="id2" draw:start-glue-point="1" draw:end-shape="id3" svg:d="m4348 3976 1524-843" svg:viewBox="0 0 1525 844">
          <text:p/>
        </draw:connector>
        <draw:custom-shape draw:style-name="gr4" draw:text-style-name="P2" xml:id="id4" draw:id="id4" draw:layer="layout" svg:width="2.413cm" svg:height="1.143cm" svg:x="5.845cm" svg:y="3.975cm">
          <text:p text:style-name="P1"><text:span text:style-name="T1">Transcripts on</text:span></text:p>
          <text:p text:style-name="P1"><text:span text:style-name="T1">EdX server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348cm" svg:y1="3.976cm" svg:x2="5.845cm" svg:y2="4.546cm" draw:start-shape="id2" draw:start-glue-point="1" draw:end-shape="id4" svg:d="m4348 3976 1497 570" svg:viewBox="0 0 1498 571">
          <text:p/>
        </draw:connector>
        <draw:custom-shape draw:style-name="gr4" draw:text-style-name="P2" xml:id="id5" draw:id="id5" draw:layer="layout" svg:width="2.667cm" svg:height="1.143cm" svg:x="3.54cm" svg:y="6.461cm">
          <text:p text:style-name="P1"><text:span text:style-name="T1">Transcripts on</text:span></text:p>
          <text:p text:style-name="P1"><text:span text:style-name="T1">YouTube server</text:span></text:p>
          <text:p text:style-name="P1"><text:span text:style-name="T3">msg: </text:span><text:span text:style-name="T4">“Import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951cm" svg:y1="4.421cm" svg:x2="4.873cm" svg:y2="6.461cm" draw:start-shape="id2" draw:start-glue-point="2" draw:end-shape="id5" draw:end-glue-point="0" svg:d="m2951 4421 1922 2040" svg:viewBox="0 0 1923 2041">
          <text:p/>
        </draw:connector>
        <draw:custom-shape draw:style-name="gr4" draw:text-style-name="P2" xml:id="id6" draw:id="id6" draw:layer="layout" svg:width="2.413cm" svg:height="0.889cm" svg:x="1.724cm" svg:y="12.819cm">
          <text:p text:style-name="P1"><text:span text:style-name="T1">Transcripts on</text:span></text:p>
          <text:p text:style-name="P1"><text:span text:style-name="T1">both server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951cm" svg:y1="4.421cm" svg:x2="2.93cm" svg:y2="12.819cm" draw:start-shape="id2" draw:start-glue-point="2" draw:end-shape="id6" draw:end-glue-point="0" svg:d="m2951 4421-21 8398" svg:viewBox="0 0 22 8399">
          <text:p/>
        </draw:connector>
        <draw:custom-shape draw:style-name="gr5" draw:text-style-name="P2" xml:id="id7" draw:id="id7" draw:layer="layout" svg:width="2.667cm" svg:height="1.143cm" svg:x="5.999cm" svg:y="14.443cm">
          <text:p text:style-name="P1"><text:span text:style-name="T1">Transcripts are</text:span></text:p>
          <text:p text:style-name="P1"><text:span text:style-name="T1">equal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2.667cm" svg:height="1.143cm" svg:x="1.697cm" svg:y="18.018cm">
          <text:p text:style-name="P1"><text:span text:style-name="T1">Transcripts are</text:span></text:p>
          <text:p text:style-name="P1"><text:span text:style-name="T1">not equal</text:span></text:p>
          <text:p text:style-name="P1"><text:span text:style-name="T3">msg: </text:span><text:span text:style-name="T4">“Replace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93cm" svg:y1="13.708cm" svg:x2="5.999cm" svg:y2="15.014cm" draw:start-shape="id6" draw:start-glue-point="2" draw:end-shape="id7" draw:end-glue-point="3" svg:d="m2930 13708 3069 1306" svg:viewBox="0 0 3070 1307">
          <text:p/>
        </draw:connector>
        <draw:connector draw:style-name="gr3" draw:text-style-name="P1" draw:layer="layout" draw:type="line" svg:x1="2.93cm" svg:y1="13.708cm" svg:x2="3.03cm" svg:y2="18.018cm" draw:start-shape="id6" draw:start-glue-point="2" draw:end-shape="id8" draw:end-glue-point="0" svg:d="m2930 13708 100 4310" svg:viewBox="0 0 101 4311">
          <text:p/>
        </draw:connector>
        <draw:custom-shape draw:style-name="gr6" draw:text-style-name="P2" xml:id="id9" draw:id="id9" draw:layer="layout" svg:width="2.367cm" svg:height="0.754cm" svg:x="6.207cm" svg:y="8.493cm">
          <text:p text:style-name="P1"><text:span text:style-name="T1">Im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2.413cm" svg:height="0.762cm" svg:x="6.164cm" svg:y="9.644cm">
          <text:p text:style-name="P1"><text:span text:style-name="T1">Do noth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4.873cm" svg:y1="7.604cm" svg:x2="6.207cm" svg:y2="8.87cm" draw:start-shape="id5" draw:start-glue-point="2" draw:end-shape="id9" draw:end-glue-point="3" svg:d="m4873 7604 1334 1266" svg:viewBox="0 0 1335 1267">
          <text:p/>
        </draw:connector>
        <draw:connector draw:style-name="gr3" draw:text-style-name="P1" draw:layer="layout" draw:type="line" svg:x1="4.873cm" svg:y1="7.604cm" svg:x2="6.164cm" svg:y2="10.025cm" draw:start-shape="id5" draw:start-glue-point="2" draw:end-shape="id10" draw:end-glue-point="3" svg:d="m4873 7604 1291 2421" svg:viewBox="0 0 1292 2422">
          <text:p/>
        </draw:connector>
        <draw:custom-shape draw:style-name="gr7" draw:text-style-name="P2" xml:id="id11" draw:id="id11" draw:layer="layout" svg:width="2.794cm" svg:height="1.016cm" svg:x="9.936cm" svg:y="2.643cm">
          <text:p text:style-name="P1"><text:span text:style-name="T2">2.)</text:span><text:span text:style-name="T1"> Add 1st</text:span></text:p>
          <text:p text:style-name="P1"><text:span text:style-name="T1">HTML5 sourc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2.794cm" svg:height="1.016cm" svg:x="9.89cm" svg:y="7.201cm">
          <text:p text:style-name="P1"><text:span text:style-name="T2">2.)</text:span><text:span text:style-name="T1"> Add 1st</text:span></text:p>
          <text:p text:style-name="P1"><text:span text:style-name="T1">HTML5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3" draw:id="id13" draw:layer="layout" svg:width="2.794cm" svg:height="1.016cm" svg:x="9.89cm" svg:y="10.541cm">
          <text:p text:style-name="P1"><text:span text:style-name="T2">2.)</text:span><text:span text:style-name="T1"> Add 1st</text:span></text:p>
          <text:p text:style-name="P1"><text:span text:style-name="T1">HTML5 sour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285cm" svg:y1="3.133cm" svg:x2="9.936cm" svg:y2="3.151cm" draw:start-shape="id3" draw:start-glue-point="1" draw:end-shape="id11" svg:d="m8285 3133 1651 18" svg:viewBox="0 0 1652 19">
          <text:p/>
        </draw:connector>
        <draw:connector draw:style-name="gr3" draw:text-style-name="P1" draw:layer="layout" draw:type="line" svg:x1="8.258cm" svg:y1="4.546cm" svg:x2="9.89cm" svg:y2="7.709cm" draw:start-shape="id4" draw:start-glue-point="1" draw:end-shape="id12" svg:d="m8258 4546 1632 3163" svg:viewBox="0 0 1633 3164">
          <text:p/>
        </draw:connector>
        <draw:connector draw:style-name="gr3" draw:text-style-name="P1" draw:layer="layout" draw:type="line" svg:x1="8.574cm" svg:y1="8.87cm" svg:x2="9.89cm" svg:y2="7.709cm" draw:start-shape="id9" draw:start-glue-point="1" draw:end-shape="id12" draw:end-glue-point="3" svg:d="m8574 8870 1316-1161" svg:viewBox="0 0 1317 1162">
          <text:p/>
        </draw:connector>
        <draw:connector draw:style-name="gr3" draw:text-style-name="P1" draw:layer="layout" draw:type="line" svg:x1="8.577cm" svg:y1="10.025cm" svg:x2="9.89cm" svg:y2="11.049cm" draw:start-shape="id10" draw:start-glue-point="1" draw:end-shape="id13" draw:end-glue-point="3" svg:d="m8577 10025 1313 1024" svg:viewBox="0 0 1314 1025">
          <text:p/>
        </draw:connector>
        <draw:connector draw:style-name="gr3" draw:text-style-name="P1" draw:layer="layout" draw:type="line" svg:x1="7.332cm" svg:y1="14.443cm" svg:x2="9.89cm" svg:y2="7.709cm" draw:start-shape="id7" draw:start-glue-point="0" draw:end-shape="id12" draw:end-glue-point="3" svg:d="m7332 14443 2558-6734" svg:viewBox="0 0 2559 6735">
          <text:p/>
        </draw:connector>
        <draw:connector draw:style-name="gr3" draw:text-style-name="P1" draw:layer="layout" draw:type="line" svg:x1="4.364cm" svg:y1="18.589cm" svg:x2="5.972cm" svg:y2="17.808cm" draw:start-shape="id8" draw:start-glue-point="1" draw:end-shape="id14" svg:d="m4364 18589 1608-781" svg:viewBox="0 0 1609 782">
          <text:p/>
        </draw:connector>
        <draw:custom-shape draw:style-name="gr8" draw:text-style-name="P3" xml:id="id15" draw:id="id15" draw:layer="layout" svg:width="2.794cm" svg:height="1.27cm" svg:x="15.273cm" svg:y="2.535cm">
          <text:p text:style-name="P1"><text:span text:style-name="T5">HTML5 source</text:span></text:p>
          <text:p text:style-name="P1"><text:span text:style-name="T6">DOESN'T HAVE</text:span></text:p>
          <text:p text:style-name="P1"><text:span text:style-name="T5">tran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6" draw:id="id16" draw:layer="layout" svg:width="2.794cm" svg:height="1.016cm" svg:x="15.273cm" svg:y="8.507cm">
          <text:p text:style-name="P1"><text:span text:style-name="T5">HTML5 source</text:span></text:p>
          <text:p text:style-name="P1"><text:span text:style-name="T5">has tran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7" draw:id="id17" draw:layer="layout" svg:width="2.794cm" svg:height="1.27cm" svg:x="15.273cm" svg:y="5.883cm">
          <text:p text:style-name="P1"><text:span text:style-name="T5">HTML5 source</text:span></text:p>
          <text:p text:style-name="P1"><text:span text:style-name="T6">DOESN'T HAVE</text:span></text:p>
          <text:p text:style-name="P1"><text:span text:style-name="T5">tran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73cm" svg:y1="3.151cm" svg:x2="15.273cm" svg:y2="3.17cm" draw:start-shape="id11" draw:start-glue-point="1" draw:end-shape="id15" draw:end-glue-point="3" svg:d="m12730 3151 2543 19" svg:viewBox="0 0 2544 20">
          <text:p/>
        </draw:connector>
        <draw:connector draw:style-name="gr3" draw:text-style-name="P1" draw:layer="layout" draw:type="line" svg:x1="12.73cm" svg:y1="3.151cm" svg:x2="15.273cm" svg:y2="9.015cm" draw:start-shape="id11" draw:start-glue-point="1" draw:end-shape="id16" draw:end-glue-point="3" svg:d="m12730 3151 2543 5864" svg:viewBox="0 0 2544 5865">
          <text:p/>
        </draw:connector>
        <draw:connector draw:style-name="gr3" draw:text-style-name="P1" draw:layer="layout" draw:type="line" svg:x1="12.684cm" svg:y1="7.709cm" svg:x2="15.273cm" svg:y2="6.518cm" draw:start-shape="id12" draw:start-glue-point="1" draw:end-shape="id17" svg:d="m12684 7709 2589-1191" svg:viewBox="0 0 2590 1192">
          <text:p/>
        </draw:connector>
        <draw:connector draw:style-name="gr3" draw:text-style-name="P1" draw:layer="layout" draw:type="line" svg:x1="12.684cm" svg:y1="7.709cm" svg:x2="15.273cm" svg:y2="9.015cm" draw:start-shape="id12" draw:start-glue-point="1" draw:end-shape="id16" draw:end-glue-point="3" svg:d="m12684 7709 2589 1306" svg:viewBox="0 0 2590 1307">
          <text:p/>
        </draw:connector>
        <draw:custom-shape draw:style-name="gr1" draw:text-style-name="P4" xml:id="id19" draw:id="id19" draw:layer="layout" svg:width="1.778cm" svg:height="0.635cm" svg:x="19.563cm" svg:y="7.599cm">
          <text:p text:style-name="P1"><text:span text:style-name="T4">msg: “Found”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8" draw:id="id18" draw:layer="layout" svg:width="1.778cm" svg:height="0.635cm" svg:x="19.59cm" svg:y="2.862cm">
          <text:p text:style-name="P1"><text:span text:style-name="T4">msg: “</text:span><text:span text:style-name="T7">NOT</text:span></text:p>
          <text:p text:style-name="P1"><text:span text:style-name="T4">found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067cm" svg:y1="3.17cm" svg:x2="19.59cm" svg:y2="3.179cm" draw:start-shape="id15" draw:start-glue-point="1" draw:end-shape="id18" draw:end-glue-point="3" svg:d="m18067 3170 1523 9" svg:viewBox="0 0 1524 10">
          <text:p/>
        </draw:connector>
        <draw:connector draw:style-name="gr3" draw:text-style-name="P1" draw:layer="layout" draw:type="line" svg:x1="18.067cm" svg:y1="6.518cm" svg:x2="19.563cm" svg:y2="7.916cm" draw:start-shape="id17" draw:start-glue-point="1" draw:end-shape="id19" svg:d="m18067 6518 1496 1398" svg:viewBox="0 0 1497 1399">
          <text:p/>
        </draw:connector>
        <draw:connector draw:style-name="gr3" draw:text-style-name="P1" draw:layer="layout" draw:type="line" svg:x1="18.067cm" svg:y1="9.015cm" svg:x2="19.563cm" svg:y2="7.916cm" draw:start-shape="id16" draw:start-glue-point="1" draw:end-shape="id19" draw:end-glue-point="3" svg:d="m18067 9015 1496-1099" svg:viewBox="0 0 1497 1100">
          <text:p/>
        </draw:connector>
        <draw:custom-shape draw:style-name="gr9" draw:text-style-name="P3" xml:id="id21" draw:id="id21" draw:layer="layout" svg:width="2.794cm" svg:height="1.016cm" svg:x="22.89cm" svg:y="2.662cm">
          <text:p text:style-name="P1"><text:span text:style-name="T6">3.)</text:span><text:span text:style-name="T5"> Add 2nd</text:span></text:p>
          <text:p text:style-name="P1"><text:span text:style-name="T5">HTML5 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20" draw:id="id20" draw:layer="layout" svg:width="2.794cm" svg:height="1.016cm" svg:x="22.882cm" svg:y="7.407cm">
          <text:p text:style-name="P1"><text:span text:style-name="T6">3.)</text:span><text:span text:style-name="T5"> Add 2nd</text:span></text:p>
          <text:p text:style-name="P1"><text:span text:style-name="T5">HTML5 sour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341cm" svg:y1="7.916cm" svg:x2="22.882cm" svg:y2="7.915cm" draw:start-shape="id19" draw:start-glue-point="1" draw:end-shape="id20" draw:end-glue-point="3" svg:d="m21341 7916 1541-1" svg:viewBox="0 0 1542 2">
          <text:p/>
        </draw:connector>
        <draw:connector draw:style-name="gr3" draw:text-style-name="P1" draw:layer="layout" draw:type="line" svg:x1="21.368cm" svg:y1="3.179cm" svg:x2="22.89cm" svg:y2="3.17cm" draw:start-shape="id18" draw:start-glue-point="1" draw:end-shape="id21" draw:end-glue-point="3" svg:d="m21368 3179 1522-9" svg:viewBox="0 0 1523 10">
          <text:p/>
        </draw:connector>
        <draw:custom-shape draw:style-name="gr10" draw:text-style-name="P5" xml:id="id24" draw:id="id24" draw:layer="layout" svg:width="2.794cm" svg:height="1.27cm" svg:x="27.081cm" svg:y="2.108cm">
          <text:p text:style-name="P1"><text:span text:style-name="T8">HTML5 source</text:span></text:p>
          <text:p text:style-name="P1"><text:span text:style-name="T9">DOESN'T HAVE</text:span></text:p>
          <text:p text:style-name="P1"><text:span text:style-name="T8">tran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3" draw:id="id23" draw:layer="layout" svg:width="2.794cm" svg:height="1.016cm" svg:x="27.081cm" svg:y="8.277cm">
          <text:p text:style-name="P1"><text:span text:style-name="T8">HTML5 source</text:span></text:p>
          <text:p text:style-name="P1"><text:span text:style-name="T8">has tran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2" draw:id="id22" draw:layer="layout" svg:width="2.794cm" svg:height="1.27cm" svg:x="27.081cm" svg:y="6.353cm">
          <text:p text:style-name="P1"><text:span text:style-name="T8">HTML5 source</text:span></text:p>
          <text:p text:style-name="P1"><text:span text:style-name="T9">DOESN'T HAVE</text:span></text:p>
          <text:p text:style-name="P1"><text:span text:style-name="T8">tran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5.676cm" svg:y1="7.915cm" svg:x2="27.081cm" svg:y2="6.988cm" draw:start-shape="id20" draw:start-glue-point="1" draw:end-shape="id22" draw:end-glue-point="3" svg:d="m25676 7915 1405-927" svg:viewBox="0 0 1406 928">
          <text:p/>
        </draw:connector>
        <draw:connector draw:style-name="gr3" draw:text-style-name="P1" draw:layer="layout" draw:type="line" svg:x1="25.676cm" svg:y1="7.915cm" svg:x2="27.081cm" svg:y2="8.785cm" draw:start-shape="id20" draw:start-glue-point="1" draw:end-shape="id23" draw:end-glue-point="3" svg:d="m25676 7915 1405 870" svg:viewBox="0 0 1406 871">
          <text:p/>
        </draw:connector>
        <draw:connector draw:style-name="gr3" draw:text-style-name="P1" draw:layer="layout" draw:type="line" svg:x1="25.684cm" svg:y1="3.17cm" svg:x2="27.081cm" svg:y2="2.743cm" draw:start-shape="id21" draw:start-glue-point="1" draw:end-shape="id24" draw:end-glue-point="3" svg:d="m25684 3170 1397-427" svg:viewBox="0 0 1398 428">
          <text:p/>
        </draw:connector>
        <draw:connector draw:style-name="gr3" draw:text-style-name="P1" draw:layer="layout" draw:type="line" svg:x1="25.684cm" svg:y1="3.17cm" svg:x2="27.081cm" svg:y2="8.785cm" draw:start-shape="id21" draw:start-glue-point="1" draw:end-shape="id23" draw:end-glue-point="3" svg:d="m25684 3170 1397 5615" svg:viewBox="0 0 1398 5616">
          <text:p/>
        </draw:connector>
        <draw:custom-shape draw:style-name="gr11" draw:text-style-name="P6" xml:id="id26" draw:id="id26" draw:layer="layout" svg:width="1.778cm" svg:height="0.635cm" svg:x="32.161cm" svg:y="7.485cm">
          <text:p text:style-name="P1"><text:span text:style-name="T10">msg: “Found”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5" draw:id="id25" draw:layer="layout" svg:width="1.778cm" svg:height="0.635cm" svg:x="32.161cm" svg:y="5.688cm">
          <text:p text:style-name="P1"><text:span text:style-name="T10">msg: “</text:span><text:span text:style-name="T11">NOT</text:span></text:p>
          <text:p text:style-name="P1"><text:span text:style-name="T10">found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9.875cm" svg:y1="2.743cm" svg:x2="32.161cm" svg:y2="6.005cm" draw:start-shape="id24" draw:start-glue-point="1" draw:end-shape="id25" draw:end-glue-point="3" svg:d="m29875 2743 2286 3262" svg:viewBox="0 0 2287 3263">
          <text:p/>
        </draw:connector>
        <draw:connector draw:style-name="gr3" draw:text-style-name="P1" draw:layer="layout" draw:type="line" svg:x1="29.875cm" svg:y1="6.988cm" svg:x2="32.161cm" svg:y2="7.802cm" draw:start-shape="id22" draw:start-glue-point="1" draw:end-shape="id26" draw:end-glue-point="3" svg:d="m29875 6988 2286 814" svg:viewBox="0 0 2287 815">
          <text:p/>
        </draw:connector>
        <draw:connector draw:style-name="gr3" draw:text-style-name="P1" draw:layer="layout" draw:type="line" svg:x1="29.875cm" svg:y1="8.785cm" svg:x2="32.161cm" svg:y2="7.802cm" draw:start-shape="id23" draw:start-glue-point="1" draw:end-shape="id26" draw:end-glue-point="3" svg:d="m29875 8785 2286-983" svg:viewBox="0 0 2287 984">
          <text:p/>
        </draw:connector>
        <draw:custom-shape draw:style-name="gr12" draw:text-style-name="P7" draw:layer="layout" svg:width="15.024cm" svg:height="2.794cm" svg:x="19.161cm" svg:y="17.383cm">
          <text:p text:style-name="P7">If the user enters a <text:span text:style-name="T12">YouTube</text:span><text:span text:style-name="T13"> source</text:span> <text:span text:style-name="T14">first</text:span>. Then,</text:p>
          <text:p text:style-name="P7">optionally, a <text:span text:style-name="T14">second</text:span> <text:span text:style-name="T12">HTML5</text:span> source, and optionally,</text:p>
          <text:p text:style-name="P7">a <text:span text:style-name="T14">third</text:span> <text:span text:style-name="T12">HTML5</text:span> source.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921cm" svg:height="1.016cm" svg:x="25.008cm" svg:y="15.678cm">
          <text:p text:style-name="P1"><text:span text:style-name="T15">Case 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2.667cm" svg:height="1.143cm" svg:x="5.972cm" svg:y="17.237cm">
          <text:p text:style-name="P1"><text:span text:style-name="T1">Replace</text:span></text:p>
          <text:p text:style-name="P1"><text:span text:style-name="T3">msg: </text:span><text:span text:style-name="T4">“Transcripts </text:span></text:p>
          <text:p text:style-name="P1"><text:span text:style-name="T4">replaced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27" draw:id="id27" draw:layer="layout" svg:width="2.667cm" svg:height="1.143cm" svg:x="5.972cm" svg:y="18.834cm">
          <text:p text:style-name="P1"><text:span text:style-name="T1">Do noth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364cm" svg:y1="18.589cm" svg:x2="5.972cm" svg:y2="19.405cm" draw:start-shape="id8" draw:start-glue-point="1" draw:end-shape="id27" draw:end-glue-point="3" svg:d="m4364 18589 1608 816" svg:viewBox="0 0 1609 817">
          <text:p/>
        </draw:connector>
        <draw:connector draw:style-name="gr3" draw:text-style-name="P1" draw:layer="layout" draw:type="line" svg:x1="8.639cm" svg:y1="17.808cm" svg:x2="9.89cm" svg:y2="7.709cm" draw:start-shape="id14" draw:start-glue-point="1" draw:end-shape="id12" draw:end-glue-point="3" svg:d="m8639 17808 1251-10099" svg:viewBox="0 0 1252 10100">
          <text:p/>
        </draw:connector>
        <draw:connector draw:style-name="gr3" draw:text-style-name="P1" draw:layer="layout" draw:type="line" svg:x1="8.639cm" svg:y1="19.405cm" svg:x2="9.89cm" svg:y2="7.709cm" draw:start-shape="id27" draw:start-glue-point="1" draw:end-shape="id12" draw:end-glue-point="3" svg:d="m8639 19405 1251-11696" svg:viewBox="0 0 1252 11697">
          <text:p/>
        </draw:connector>
        <draw:custom-shape draw:style-name="gr8" draw:text-style-name="P3" xml:id="id29" draw:id="id29" draw:layer="layout" svg:width="2.794cm" svg:height="1.016cm" svg:x="15.335cm" svg:y="13.311cm">
          <text:p text:style-name="P1"><text:span text:style-name="T5">HTML5 source</text:span></text:p>
          <text:p text:style-name="P1"><text:span text:style-name="T5">has tran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8" draw:id="id28" draw:layer="layout" svg:width="2.794cm" svg:height="1.27cm" svg:x="15.335cm" svg:y="10.687cm">
          <text:p text:style-name="P1"><text:span text:style-name="T5">HTML5 source</text:span></text:p>
          <text:p text:style-name="P1"><text:span text:style-name="T6">DOESN'T HAVE</text:span></text:p>
          <text:p text:style-name="P1"><text:span text:style-name="T5">tran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684cm" svg:y1="11.049cm" svg:x2="15.335cm" svg:y2="11.322cm" draw:start-shape="id13" draw:start-glue-point="1" draw:end-shape="id28" svg:d="m12684 11049 2651 273" svg:viewBox="0 0 2652 274">
          <text:p/>
        </draw:connector>
        <draw:connector draw:style-name="gr3" draw:text-style-name="P1" draw:layer="layout" draw:type="line" svg:x1="12.684cm" svg:y1="11.049cm" svg:x2="15.335cm" svg:y2="13.819cm" draw:start-shape="id13" draw:end-shape="id29" draw:end-glue-point="3" svg:d="m12684 11049 2651 2770" svg:viewBox="0 0 2652 2771">
          <text:p/>
        </draw:connector>
        <draw:custom-shape draw:style-name="gr1" draw:text-style-name="P4" xml:id="id30" draw:id="id30" draw:layer="layout" svg:width="2.667cm" svg:height="1.397cm" svg:x="19.169cm" svg:y="11.795cm">
          <text:p text:style-name="P1"><text:span text:style-name="T16">Transcripts on</text:span></text:p>
          <text:p text:style-name="P1"><text:span text:style-name="T1">YouTube server</text:span></text:p>
          <text:p text:style-name="P1"><text:span text:style-name="T3">msg: </text:span><text:span text:style-name="T4">“Import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8.129cm" svg:y1="11.322cm" svg:x2="19.169cm" svg:y2="12.493cm" draw:start-shape="id28" draw:start-glue-point="1" draw:end-shape="id30" draw:end-glue-point="3" svg:d="m18129 11322 1040 1171" svg:viewBox="0 0 1041 1172">
          <text:p/>
        </draw:connector>
        <draw:connector draw:style-name="gr3" draw:text-style-name="P1" draw:layer="layout" draw:type="line" svg:x1="18.129cm" svg:y1="13.819cm" svg:x2="19.169cm" svg:y2="12.493cm" draw:start-shape="id29" draw:start-glue-point="1" draw:end-shape="id30" draw:end-glue-point="3" svg:d="m18129 13819 1040-1326" svg:viewBox="0 0 1041 1327">
          <text:p/>
        </draw:connector>
        <draw:custom-shape draw:style-name="gr9" draw:text-style-name="P3" xml:id="id31" draw:id="id31" draw:layer="layout" svg:width="2.794cm" svg:height="1.016cm" svg:x="22.844cm" svg:y="12.811cm">
          <text:p text:style-name="P1"><text:span text:style-name="T5">Do noth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836cm" svg:y1="12.493cm" svg:x2="22.844cm" svg:y2="13.319cm" draw:start-shape="id30" draw:start-glue-point="1" draw:end-shape="id31" draw:end-glue-point="3" svg:d="m21836 12493 1008 826" svg:viewBox="0 0 1009 827">
          <text:p/>
        </draw:connector>
        <draw:custom-shape draw:style-name="gr10" draw:text-style-name="P5" xml:id="id32" draw:id="id32" draw:layer="layout" svg:width="2.794cm" svg:height="1.016cm" svg:x="26.654cm" svg:y="12.811cm">
          <text:p text:style-name="P9"><text:span text:style-name="T9">3.)</text:span><text:span text:style-name="T8"> Add 2nd</text:span></text:p>
          <text:p text:style-name="P9"><text:span text:style-name="T8">HTML5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5.638cm" svg:y1="13.319cm" svg:x2="26.654cm" svg:y2="13.319cm" draw:start-shape="id31" draw:start-glue-point="1" draw:end-shape="id32" draw:end-glue-point="3" svg:d="m25638 13319h1016" svg:viewBox="0 0 1017 1">
          <text:p/>
        </draw:connector>
        <draw:custom-shape draw:style-name="gr11" draw:text-style-name="P6" xml:id="id35" draw:id="id35" draw:layer="layout" svg:width="2.794cm" svg:height="1.524cm" svg:x="29.956cm" svg:y="12.557cm">
          <text:p text:style-name="P10"><text:span text:style-name="T17">Transcripts on</text:span></text:p>
          <text:p text:style-name="P10"><text:span text:style-name="T18">YouTube server</text:span></text:p>
          <text:p text:style-name="P10"><text:span text:style-name="T19">msg: </text:span><text:span text:style-name="T10">“Import”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33" draw:id="id33" draw:layer="layout" svg:width="2.794cm" svg:height="1.016cm" svg:x="22.844cm" svg:y="11.16cm">
          <text:p text:style-name="P1"><text:span text:style-name="T5">Impor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836cm" svg:y1="12.493cm" svg:x2="22.844cm" svg:y2="11.668cm" draw:start-shape="id30" draw:start-glue-point="1" draw:end-shape="id33" draw:end-glue-point="3" svg:d="m21836 12493 1008-825" svg:viewBox="0 0 1009 826">
          <text:p/>
        </draw:connector>
        <draw:connector draw:style-name="gr3" draw:text-style-name="P1" draw:layer="layout" draw:type="line" svg:x1="24.241cm" svg:y1="11.16cm" svg:x2="20.452cm" svg:y2="8.234cm" draw:start-shape="id33" draw:start-glue-point="0" draw:end-shape="id19" draw:end-glue-point="2" svg:d="m24241 11160-3789-2926" svg:viewBox="0 0 3790 2927">
          <text:p/>
        </draw:connector>
        <draw:custom-shape draw:style-name="gr14" draw:text-style-name="P2" xml:id="id34" draw:id="id34" draw:layer="layout" svg:width="2.794cm" svg:height="1.27cm" svg:x="29.956cm" svg:y="10.652cm">
          <text:p text:style-name="P1"><text:span text:style-name="T1">Import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6" draw:id="id36" draw:layer="layout" svg:width="2.794cm" svg:height="1.27cm" svg:x="29.983cm" svg:y="14.716cm">
          <text:p text:style-name="P1"><text:span text:style-name="T1">Do noth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53cm" svg:y1="10.652cm" svg:x2="32.758cm" svg:y2="8.239cm" draw:start-shape="id34" draw:start-glue-point="0" svg:d="m31353 10652 1405-2413" svg:viewBox="0 0 1406 2414">
          <text:p/>
        </draw:connector>
        <draw:connector draw:style-name="gr3" draw:text-style-name="P1" draw:layer="layout" draw:type="line" svg:x1="29.448cm" svg:y1="13.319cm" svg:x2="29.956cm" svg:y2="13.319cm" draw:start-shape="id32" draw:start-glue-point="1" draw:end-shape="id35" svg:d="m29448 13319h508" svg:viewBox="0 0 509 1">
          <text:p/>
        </draw:connector>
        <draw:connector draw:style-name="gr3" draw:text-style-name="P1" draw:layer="layout" draw:type="line" svg:x1="31.353cm" svg:y1="12.557cm" svg:x2="31.353cm" svg:y2="11.922cm" draw:start-shape="id35" draw:start-glue-point="0" draw:end-shape="id34" draw:end-glue-point="2" svg:d="m31353 12557v-635" svg:viewBox="0 0 1 636">
          <text:p/>
        </draw:connector>
        <draw:connector draw:style-name="gr3" draw:text-style-name="P1" draw:layer="layout" draw:type="line" svg:x1="31.353cm" svg:y1="14.081cm" svg:x2="31.38cm" svg:y2="14.716cm" draw:start-shape="id35" draw:start-glue-point="2" draw:end-shape="id36" draw:end-glue-point="0" svg:d="m31353 14081 27 635" svg:viewBox="0 0 28 636">
          <text:p/>
        </draw:connector>
        <draw:connector draw:style-name="gr3" draw:text-style-name="P1" draw:layer="layout" svg:x1="32.777cm" svg:y1="15.351cm" svg:x2="33.939cm" svg:y2="6.005cm" draw:start-shape="id36" draw:start-glue-point="1" draw:end-shape="id25" draw:end-glue-point="1" svg:d="m32777 15351h1663v-9346h-501" svg:viewBox="0 0 1664 9347">
          <text:p/>
        </draw:connector>
      </draw:page>
      <draw:page draw:name="page2" draw:style-name="dp1" draw:master-page-name="Default">
        <draw:custom-shape draw:style-name="gr12" draw:text-style-name="P7" draw:layer="layout" svg:width="15.024cm" svg:height="2.794cm" svg:x="1.26cm" svg:y="17.483cm">
          <text:p text:style-name="P7">If the user enters a <text:span text:style-name="T12">HTML5</text:span><text:span text:style-name="T13"> source</text:span> <text:span text:style-name="T14">first</text:span>. Then,</text:p>
          <text:p text:style-name="P7">optionally, a <text:span text:style-name="T14">second</text:span> <text:span text:style-name="T12">HTML5</text:span> source, and optionally,</text:p>
          <text:p text:style-name="P7">a <text:span text:style-name="T14">third</text:span> <text:span text:style-name="T12">YouTube</text:span> source.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921cm" svg:height="1.016cm" svg:x="7.107cm" svg:y="16.178cm">
          <text:p text:style-name="P1"><text:span text:style-name="T15">Case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2.032cm" svg:height="0.508cm" svg:x="1.553cm" svg:y="1.754cm">
          <text:p text:style-name="P1"><text:span text:style-name="T1">Transcrip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2.794cm" svg:height="0.889cm" svg:x="1.254cm" svg:y="4.64cm">
          <text:p text:style-name="P1"><text:span text:style-name="T2">1.)</text:span><text:span text:style-name="T1"> Add HTML5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569cm" svg:y1="2.262cm" svg:x2="2.651cm" svg:y2="4.64cm" draw:start-shape="id37" draw:start-glue-point="2" draw:end-shape="id38" svg:d="m2569 2262 82 2378" svg:viewBox="0 0 83 2379">
          <text:p/>
        </draw:connector>
        <draw:custom-shape draw:style-name="gr4" draw:text-style-name="P2" xml:id="id39" draw:id="id39" draw:layer="layout" svg:width="2.413cm" svg:height="0.889cm" svg:x="4.683cm" svg:y="2.343cm">
          <text:p text:style-name="P1"><text:span text:style-name="T1">No transcripts</text:span></text:p>
          <text:p text:style-name="P1"><text:span text:style-name="T3">msg: </text:span><text:span text:style-name="T4">“Not found”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0" draw:id="id40" draw:layer="layout" svg:width="2.413cm" svg:height="1.27cm" svg:x="4.629cm" svg:y="6.891cm">
          <text:p text:style-name="P1"><text:span text:style-name="T1">Transcripts</text:span></text:p>
          <text:p text:style-name="P1"><text:span text:style-name="T1">exist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2" draw:id="id42" draw:layer="layout" svg:width="2.367cm" svg:height="1.651cm" svg:x="8.412cm" svg:y="5.464cm">
          <text:p text:style-name="P1"><text:span text:style-name="T1">Upload</text:span></text:p>
          <text:p text:style-name="P1"><text:span text:style-name="T1">(transcripts will</text:span></text:p>
          <text:p text:style-name="P1"><text:span text:style-name="T1">be replaced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2.367cm" svg:height="0.635cm" svg:x="8.366cm" svg:y="8.623cm">
          <text:p text:style-name="P1"><text:span text:style-name="T1">Do no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45" draw:id="id45" draw:layer="layout" svg:width="2.667cm" svg:height="1.143cm" svg:x="12.022cm" svg:y="6.937cm">
          <text:p text:style-name="P1"><text:span text:style-name="T2">2.)</text:span><text:span text:style-name="T1"> Add HTML5</text:span></text:p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46" draw:id="id46" draw:layer="layout" svg:width="2.667cm" svg:height="1.143cm" svg:x="12.049cm" svg:y="2.562cm">
          <text:p text:style-name="P1"><text:span text:style-name="T2">2.)</text:span><text:span text:style-name="T1"> Add HTML5</text:span></text:p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4.048cm" svg:y1="5.084cm" svg:x2="4.683cm" svg:y2="2.787cm" draw:start-shape="id38" draw:start-glue-point="1" draw:end-shape="id39" draw:end-glue-point="3" svg:d="m4048 5084 635-2297" svg:viewBox="0 0 636 2298">
          <text:p/>
        </draw:connector>
        <draw:connector draw:style-name="gr3" draw:text-style-name="P1" draw:layer="layout" draw:type="line" svg:x1="4.048cm" svg:y1="5.084cm" svg:x2="4.629cm" svg:y2="7.526cm" draw:start-shape="id38" draw:start-glue-point="1" draw:end-shape="id40" draw:end-glue-point="3" svg:d="m4048 5084 581 2442" svg:viewBox="0 0 582 2443">
          <text:p/>
        </draw:connector>
        <draw:connector draw:style-name="gr3" draw:text-style-name="P1" draw:layer="layout" draw:type="line" svg:x1="7.042cm" svg:y1="7.526cm" svg:x2="8.366cm" svg:y2="8.94cm" draw:start-shape="id40" draw:end-shape="id41" svg:d="m7042 7526 1324 1414" svg:viewBox="0 0 1325 1415">
          <text:p/>
        </draw:connector>
        <draw:connector draw:style-name="gr3" draw:text-style-name="P1" draw:layer="layout" draw:type="line" svg:x1="7.042cm" svg:y1="7.526cm" svg:x2="8.412cm" svg:y2="6.289cm" draw:start-shape="id40" draw:start-glue-point="1" draw:end-shape="id42" draw:end-glue-point="3" svg:d="m7042 7526 1370-1237" svg:viewBox="0 0 1371 1238">
          <text:p/>
        </draw:connector>
        <draw:connector draw:style-name="gr3" draw:text-style-name="P1" draw:layer="layout" draw:type="line" svg:x1="7.096cm" svg:y1="2.787cm" svg:x2="8.493cm" svg:y2="4.049cm" draw:start-shape="id39" draw:start-glue-point="1" draw:end-shape="id43" draw:end-glue-point="3" svg:d="m7096 2787 1397 1262" svg:viewBox="0 0 1398 1263">
          <text:p/>
        </draw:connector>
        <draw:connector draw:style-name="gr3" draw:text-style-name="P1" draw:layer="layout" draw:type="line" svg:x1="7.096cm" svg:y1="2.787cm" svg:x2="8.466cm" svg:y2="1.733cm" draw:start-shape="id39" draw:start-glue-point="1" draw:end-shape="id44" draw:end-glue-point="3" svg:d="m7096 2787 1370-1054" svg:viewBox="0 0 1371 1055">
          <text:p/>
        </draw:connector>
        <draw:connector draw:style-name="gr3" draw:text-style-name="P1" draw:layer="layout" draw:type="line" svg:x1="10.779cm" svg:y1="6.289cm" svg:x2="12.022cm" svg:y2="7.508cm" draw:start-shape="id42" draw:start-glue-point="1" draw:end-shape="id45" draw:end-glue-point="3" svg:d="m10779 6289 1243 1219" svg:viewBox="0 0 1244 1220">
          <text:p/>
        </draw:connector>
        <draw:connector draw:style-name="gr3" draw:text-style-name="P1" draw:layer="layout" draw:type="line" svg:x1="10.733cm" svg:y1="8.94cm" svg:x2="12.022cm" svg:y2="7.508cm" draw:start-shape="id41" draw:start-glue-point="1" draw:end-shape="id45" svg:d="m10733 8940 1289-1432" svg:viewBox="0 0 1290 1433">
          <text:p/>
        </draw:connector>
        <draw:connector draw:style-name="gr3" draw:text-style-name="P1" draw:layer="layout" draw:type="line" svg:x1="10.833cm" svg:y1="1.733cm" svg:x2="12.049cm" svg:y2="3.133cm" draw:start-shape="id44" draw:start-glue-point="1" draw:end-shape="id46" draw:end-glue-point="3" svg:d="m10833 1733 1216 1400" svg:viewBox="0 0 1217 1401">
          <text:p/>
        </draw:connector>
        <draw:custom-shape draw:style-name="gr7" draw:text-style-name="P2" xml:id="id49" draw:id="id49" draw:layer="layout" svg:width="2.794cm" svg:height="1.27cm" svg:x="19.923cm" svg:y="7.129cm">
          <text:p text:style-name="P1"><text:span text:style-name="T1">Transcripts are</text:span></text:p>
          <text:p text:style-name="P1"><text:span text:style-name="T1">the same</text:span></text:p>
          <text:p text:style-name="P1"><text:span text:style-name="T3">msg: “Found”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7" draw:id="id47" draw:layer="layout" svg:width="2.413cm" svg:height="0.889cm" svg:x="16.24cm" svg:y="5.783cm">
          <text:p text:style-name="P1"><text:span text:style-name="T1">No transcripts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8" draw:id="id48" draw:layer="layout" svg:width="2.413cm" svg:height="1.27cm" svg:x="16.186cm" svg:y="8.161cm">
          <text:p text:style-name="P1"><text:span text:style-name="T1">Transcripts</text:span></text:p>
          <text:p text:style-name="P1"><text:span text:style-name="T1">exist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0" draw:id="id50" draw:layer="layout" svg:width="2.794cm" svg:height="1.524cm" svg:x="19.896cm" svg:y="9.236cm">
          <text:p text:style-name="P1"><text:span text:style-name="T1">Transcripts are</text:span></text:p>
          <text:p text:style-name="P1"><text:span text:style-name="T2">NOT</text:span><text:span text:style-name="T1"> the same</text:span></text:p>
          <text:p text:style-name="P1"><text:span text:style-name="T3">msg: “Please choose</text:span></text:p>
          <text:p text:style-name="P1"><text:span text:style-name="T3">transcripts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689cm" svg:y1="7.508cm" svg:x2="16.24cm" svg:y2="6.227cm" draw:start-shape="id45" draw:start-glue-point="1" draw:end-shape="id47" draw:end-glue-point="3" svg:d="m14689 7508 1551-1281" svg:viewBox="0 0 1552 1282">
          <text:p/>
        </draw:connector>
        <draw:connector draw:style-name="gr3" draw:text-style-name="P1" draw:layer="layout" draw:type="line" svg:x1="14.689cm" svg:y1="7.508cm" svg:x2="16.186cm" svg:y2="8.796cm" draw:start-shape="id45" draw:start-glue-point="1" draw:end-shape="id48" draw:end-glue-point="3" svg:d="m14689 7508 1497 1288" svg:viewBox="0 0 1498 1289">
          <text:p/>
        </draw:connector>
        <draw:connector draw:style-name="gr3" draw:text-style-name="P1" draw:layer="layout" draw:type="line" svg:x1="18.599cm" svg:y1="8.796cm" svg:x2="19.923cm" svg:y2="7.764cm" draw:start-shape="id48" draw:start-glue-point="1" draw:end-shape="id49" draw:end-glue-point="3" svg:d="m18599 8796 1324-1032" svg:viewBox="0 0 1325 1033">
          <text:p/>
        </draw:connector>
        <draw:connector draw:style-name="gr3" draw:text-style-name="P1" draw:layer="layout" draw:type="line" svg:x1="18.599cm" svg:y1="8.796cm" svg:x2="19.896cm" svg:y2="9.998cm" draw:start-shape="id48" draw:start-glue-point="1" draw:end-shape="id50" draw:end-glue-point="3" svg:d="m18599 8796 1297 1202" svg:viewBox="0 0 1298 1203">
          <text:p/>
        </draw:connector>
        <draw:custom-shape draw:style-name="gr15" draw:text-style-name="P2" xml:id="id51" draw:id="id51" draw:layer="layout" svg:width="2.413cm" svg:height="0.889cm" svg:x="16.24cm" svg:y="1.554cm">
          <text:p text:style-name="P1"><text:span text:style-name="T1">No transcripts</text:span></text:p>
          <text:p text:style-name="P1"><text:span text:style-name="T3">msg: </text:span><text:span text:style-name="T4">“Not found”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52" draw:id="id52" draw:layer="layout" svg:width="2.413cm" svg:height="1.27cm" svg:x="16.213cm" svg:y="3.824cm">
          <text:p text:style-name="P1"><text:span text:style-name="T1">Transcripts</text:span></text:p>
          <text:p text:style-name="P1"><text:span text:style-name="T1">exist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716cm" svg:y1="3.133cm" svg:x2="16.24cm" svg:y2="1.998cm" draw:start-shape="id46" draw:start-glue-point="1" draw:end-shape="id51" draw:end-glue-point="3" svg:d="m14716 3133 1524-1135" svg:viewBox="0 0 1525 1136">
          <text:p/>
        </draw:connector>
        <draw:connector draw:style-name="gr3" draw:text-style-name="P1" draw:layer="layout" draw:type="line" svg:x1="14.716cm" svg:y1="3.133cm" svg:x2="16.213cm" svg:y2="4.459cm" draw:start-shape="id46" draw:start-glue-point="1" draw:end-shape="id52" draw:end-glue-point="3" svg:d="m14716 3133 1497 1326" svg:viewBox="0 0 1498 1327">
          <text:p/>
        </draw:connector>
        <draw:custom-shape draw:style-name="gr8" draw:text-style-name="P3" xml:id="id53" draw:id="id53" draw:layer="layout" svg:width="2.286cm" svg:height="0.889cm" svg:x="23.86cm" svg:y="8.618cm">
          <text:p text:style-name="P1"><text:span text:style-name="T5">Cho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2.69cm" svg:y1="9.998cm" svg:x2="23.86cm" svg:y2="9.062cm" draw:start-shape="id50" draw:start-glue-point="1" draw:end-shape="id53" draw:end-glue-point="3" svg:d="m22690 9998 1170-936" svg:viewBox="0 0 1171 937">
          <text:p/>
        </draw:connector>
        <draw:custom-shape draw:style-name="gr8" draw:text-style-name="P3" xml:id="id54" draw:id="id54" draw:layer="layout" svg:width="2.286cm" svg:height="0.889cm" svg:x="23.86cm" svg:y="10.615cm">
          <text:p text:style-name="P1"><text:span text:style-name="T5">Do no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2.69cm" svg:y1="9.998cm" svg:x2="23.86cm" svg:y2="11.059cm" draw:start-shape="id50" draw:start-glue-point="1" draw:end-shape="id54" draw:end-glue-point="3" svg:d="m22690 9998 1170 1061" svg:viewBox="0 0 1171 1062">
          <text:p/>
        </draw:connector>
        <draw:custom-shape draw:style-name="gr6" draw:text-style-name="P2" xml:id="id44" draw:id="id44" draw:layer="layout" svg:width="2.367cm" svg:height="0.635cm" svg:x="8.466cm" svg:y="1.416cm">
          <text:p text:style-name="P1"><text:span text:style-name="T1">Do no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43" draw:id="id43" draw:layer="layout" svg:width="2.367cm" svg:height="0.635cm" svg:x="8.493cm" svg:y="3.732cm">
          <text:p text:style-name="P1"><text:span text:style-name="T1">Uploa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86cm" svg:y1="4.049cm" svg:x2="12.022cm" svg:y2="7.508cm" draw:start-shape="id43" draw:start-glue-point="1" draw:end-shape="id45" draw:end-glue-point="3" svg:d="m10860 4049 1162 3459" svg:viewBox="0 0 1163 3460">
          <text:p/>
        </draw:connector>
        <draw:custom-shape draw:style-name="gr1" draw:text-style-name="P4" xml:id="id55" draw:id="id55" draw:layer="layout" svg:width="2.921cm" svg:height="1.016cm" svg:x="31.48cm" svg:y="9.669cm">
          <text:p text:style-name="P1"><text:span text:style-name="T20">3.)</text:span><text:span text:style-name="T16"> Add YouTube</text:span></text:p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8.653cm" svg:y1="1.998cm" svg:x2="32.94cm" svg:y2="9.669cm" draw:start-shape="id51" draw:start-glue-point="1" draw:end-shape="id55" draw:end-glue-point="0" svg:d="m18653 1998h14287v7671" svg:viewBox="0 0 14288 7672">
          <text:p/>
        </draw:connector>
        <draw:custom-shape draw:style-name="gr1" draw:text-style-name="P4" xml:id="id56" draw:id="id56" draw:layer="layout" svg:width="2.921cm" svg:height="1.016cm" svg:x="27.543cm" svg:y="9.669cm">
          <text:p text:style-name="P1"><text:span text:style-name="T20">3.)</text:span><text:span text:style-name="T16"> Add YouTube</text:span></text:p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8.626cm" svg:y1="4.459cm" svg:x2="29.003cm" svg:y2="9.669cm" draw:start-shape="id52" draw:start-glue-point="1" draw:end-shape="id56" draw:end-glue-point="0" svg:d="m18626 4459h10377v5210" svg:viewBox="0 0 10378 5211">
          <text:p/>
        </draw:connector>
        <draw:connector draw:style-name="gr3" draw:text-style-name="P1" draw:layer="layout" svg:x1="18.653cm" svg:y1="6.227cm" svg:x2="29.003cm" svg:y2="9.669cm" draw:start-shape="id47" draw:start-glue-point="1" draw:end-shape="id56" draw:end-glue-point="0" svg:d="m18653 6227h10350v3442" svg:viewBox="0 0 10351 3443">
          <text:p/>
        </draw:connector>
        <draw:connector draw:style-name="gr3" draw:text-style-name="P1" draw:layer="layout" svg:x1="22.717cm" svg:y1="7.764cm" svg:x2="29.003cm" svg:y2="9.669cm" draw:start-shape="id49" draw:start-glue-point="1" draw:end-shape="id56" draw:end-glue-point="0" svg:d="m22717 7764h6286v1905" svg:viewBox="0 0 6287 1906">
          <text:p/>
        </draw:connector>
        <draw:connector draw:style-name="gr3" draw:text-style-name="P1" draw:layer="layout" draw:type="line" svg:x1="26.146cm" svg:y1="9.062cm" svg:x2="27.543cm" svg:y2="10.177cm" draw:start-shape="id53" draw:start-glue-point="1" draw:end-shape="id56" draw:end-glue-point="3" svg:d="m26146 9062 1397 1115" svg:viewBox="0 0 1398 1116">
          <text:p/>
        </draw:connector>
        <draw:connector draw:style-name="gr3" draw:text-style-name="P1" draw:layer="layout" draw:type="line" svg:x1="26.146cm" svg:y1="11.059cm" svg:x2="27.543cm" svg:y2="10.177cm" draw:start-shape="id54" draw:start-glue-point="1" draw:end-shape="id56" draw:end-glue-point="3" svg:d="m26146 11059 1397-882" svg:viewBox="0 0 1398 883">
          <text:p/>
        </draw:connector>
        <draw:custom-shape draw:style-name="gr9" draw:text-style-name="P3" xml:id="id57" draw:id="id57" draw:layer="layout" svg:width="3.429cm" svg:height="1.143cm" svg:x="22.282cm" svg:y="14.114cm">
          <text:p text:style-name="P1"><text:span text:style-name="T5">YouTube transcripts</text:span></text:p>
          <text:p text:style-name="P1"><text:span text:style-name="T5">exis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59" draw:id="id59" draw:layer="layout" svg:width="3.429cm" svg:height="1.143cm" svg:x="30.464cm" svg:y="14.114cm">
          <text:p text:style-name="P1"><text:span text:style-name="T5">YouTube transcripts</text:span></text:p>
          <text:p text:style-name="P1"><text:span text:style-name="T6">DO NOT </text:span><text:span text:style-name="T5">exis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58" draw:id="id58" draw:layer="layout" svg:width="3.429cm" svg:height="1.143cm" svg:x="26.4cm" svg:y="14.114cm">
          <text:p text:style-name="P1"><text:span text:style-name="T5">YouTube transcripts</text:span></text:p>
          <text:p text:style-name="P1"><text:span text:style-name="T6">DO NOT </text:span><text:span text:style-name="T5">ex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9.003cm" svg:y1="10.685cm" svg:x2="23.996cm" svg:y2="14.114cm" draw:start-shape="id56" draw:start-glue-point="2" draw:end-shape="id57" draw:end-glue-point="0" svg:d="m29003 10685-5007 3429" svg:viewBox="0 0 5008 3430">
          <text:p/>
        </draw:connector>
        <draw:connector draw:style-name="gr3" draw:text-style-name="P1" draw:layer="layout" draw:type="line" svg:x1="29.003cm" svg:y1="10.685cm" svg:x2="28.114cm" svg:y2="14.114cm" draw:start-shape="id56" draw:start-glue-point="2" draw:end-shape="id58" svg:d="m29003 10685-889 3429" svg:viewBox="0 0 890 3430">
          <text:p/>
        </draw:connector>
        <draw:connector draw:style-name="gr3" draw:text-style-name="P1" draw:layer="layout" draw:type="line" svg:x1="32.94cm" svg:y1="10.685cm" svg:x2="23.996cm" svg:y2="14.114cm" draw:start-shape="id55" draw:start-glue-point="2" draw:end-shape="id57" draw:end-glue-point="0" svg:d="m32940 10685-8944 3429" svg:viewBox="0 0 8945 3430">
          <text:p/>
        </draw:connector>
        <draw:connector draw:style-name="gr3" draw:text-style-name="P1" draw:layer="layout" draw:type="line" svg:x1="32.94cm" svg:y1="10.685cm" svg:x2="32.178cm" svg:y2="14.114cm" draw:start-shape="id55" draw:start-glue-point="2" draw:end-shape="id59" draw:end-glue-point="0" svg:d="m32940 10685-762 3429" svg:viewBox="0 0 763 3430">
          <text:p/>
        </draw:connector>
        <draw:custom-shape draw:style-name="gr10" draw:text-style-name="P5" xml:id="id60" draw:id="id60" draw:layer="layout" svg:width="2.794cm" svg:height="1.27cm" svg:x="26.789cm" svg:y="16.499cm">
          <text:p text:style-name="P1"><text:span text:style-name="T8">Use HTML5</text:span></text:p>
          <text:p text:style-name="P1"><text:span text:style-name="T8">transcripts</text:span></text:p>
          <text:p text:style-name="P1"><text:span text:style-name="T21">msg: “Found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61" draw:id="id61" draw:layer="layout" svg:width="2.794cm" svg:height="0.983cm" svg:x="30.788cm" svg:y="16.708cm">
          <text:p text:style-name="P1"><text:span text:style-name="T8">No transcripts</text:span></text:p>
          <text:p text:style-name="P1"><text:span text:style-name="T21">msg: “</text:span><text:span text:style-name="T22">NOT f</text:span><text:span text:style-name="T21">ound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8.114cm" svg:y1="15.257cm" svg:x2="28.186cm" svg:y2="16.499cm" draw:start-shape="id58" draw:start-glue-point="2" draw:end-shape="id60" draw:end-glue-point="0" svg:d="m28114 15257 72 1242" svg:viewBox="0 0 73 1243">
          <text:p/>
        </draw:connector>
        <draw:connector draw:style-name="gr3" draw:text-style-name="P1" draw:layer="layout" draw:type="line" svg:x1="32.178cm" svg:y1="15.257cm" svg:x2="32.185cm" svg:y2="16.708cm" draw:start-shape="id59" draw:start-glue-point="2" draw:end-shape="id61" draw:end-glue-point="0" svg:d="m32178 15257 7 1451" svg:viewBox="0 0 8 1452">
          <text:p/>
        </draw:connector>
        <draw:custom-shape draw:style-name="gr16" draw:text-style-name="P2" xml:id="id62" draw:id="id62" draw:layer="layout" svg:width="2.413cm" svg:height="1.143cm" svg:x="21.828cm" svg:y="17.129cm">
          <text:p text:style-name="P1"><text:span text:style-name="T1">Transcripts on</text:span></text:p>
          <text:p text:style-name="P1"><text:span text:style-name="T1">edX server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63" draw:id="id63" draw:layer="layout" svg:width="2.667cm" svg:height="1.143cm" svg:x="18.399cm" svg:y="14.835cm">
          <text:p text:style-name="P1"><text:span text:style-name="T1">Transcripts on</text:span></text:p>
          <text:p text:style-name="P1"><text:span text:style-name="T1">YouTube server</text:span></text:p>
          <text:p text:style-name="P1"><text:span text:style-name="T3">msg: </text:span><text:span text:style-name="T4">“Import”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64" draw:id="id64" draw:layer="layout" svg:width="2.413cm" svg:height="0.889cm" svg:x="18.526cm" svg:y="12.076cm">
          <text:p text:style-name="P1"><text:span text:style-name="T1">Transcripts on</text:span></text:p>
          <text:p text:style-name="P1"><text:span text:style-name="T1">both serv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6" draw:id="id66" draw:layer="layout" svg:width="2.367cm" svg:height="1.143cm" svg:x="14.251cm" svg:y="13.446cm">
          <text:p text:style-name="P1"><text:span text:style-name="T18">Import</text:span></text:p>
          <text:p text:style-name="P1"><text:span text:style-name="T19">msg: </text:span><text:span text:style-name="T10">“Transcripts</text:span></text:p>
          <text:p text:style-name="P1"><text:span text:style-name="T10">imported”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5" draw:id="id65" draw:layer="layout" svg:width="2.413cm" svg:height="0.762cm" svg:x="14.208cm" svg:y="14.986cm">
          <text:p text:style-name="P1"><text:span text:style-name="T18">Do nothing</text:span></text:p>
          <text:p text:style-name="P1"><text:span text:style-name="T19">msg: </text:span><text:span text:style-name="T10">“Found”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1" xml:id="id68" draw:id="id68" draw:layer="layout" svg:width="2.667cm" svg:height="1.143cm" svg:x="9.482cm" svg:y="10.652cm">
          <text:p text:style-name="P1"><text:span text:style-name="T18">Transcripts are</text:span></text:p>
          <text:p text:style-name="P1"><text:span text:style-name="T18">equal</text:span></text:p>
          <text:p text:style-name="P1"><text:span text:style-name="T19">msg: </text:span><text:span text:style-name="T10">“Found”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7" draw:id="id67" draw:layer="layout" svg:width="2.667cm" svg:height="1.143cm" svg:x="9.509cm" svg:y="12.557cm">
          <text:p text:style-name="P1"><text:span text:style-name="T18">Transcripts are</text:span></text:p>
          <text:p text:style-name="P1"><text:span text:style-name="T18">not equal</text:span></text:p>
          <text:p text:style-name="P1"><text:span text:style-name="T19">msg: </text:span><text:span text:style-name="T10">“Replace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70" draw:id="id70" draw:layer="layout" svg:width="2.667cm" svg:height="1.143cm" svg:x="5.545cm" svg:y="11.795cm">
          <text:p text:style-name="P1"><text:span text:style-name="T1">Replace</text:span></text:p>
          <text:p text:style-name="P1"><text:span text:style-name="T3">msg: </text:span><text:span text:style-name="T4">“Transcripts </text:span></text:p>
          <text:p text:style-name="P1"><text:span text:style-name="T4">replaced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69" draw:id="id69" draw:layer="layout" svg:width="2.667cm" svg:height="1.143cm" svg:x="5.572cm" svg:y="13.7cm">
          <text:p text:style-name="P1"><text:span text:style-name="T1">Do noth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3.996cm" svg:y1="15.257cm" svg:x2="23.034cm" svg:y2="17.129cm" draw:start-shape="id57" draw:start-glue-point="2" draw:end-shape="id62" draw:end-glue-point="0" svg:d="m23996 15257-962 1872" svg:viewBox="0 0 963 1873">
          <text:p/>
        </draw:connector>
        <draw:connector draw:style-name="gr3" draw:text-style-name="P1" draw:layer="layout" draw:type="line" svg:x1="22.282cm" svg:y1="14.685cm" svg:x2="21.066cm" svg:y2="15.406cm" draw:start-shape="id57" draw:start-glue-point="3" draw:end-shape="id63" draw:end-glue-point="1" svg:d="m22282 14685-1216 721" svg:viewBox="0 0 1217 722">
          <text:p/>
        </draw:connector>
        <draw:connector draw:style-name="gr3" draw:text-style-name="P1" draw:layer="layout" draw:type="line" svg:x1="22.282cm" svg:y1="14.685cm" svg:x2="20.939cm" svg:y2="12.52cm" draw:start-shape="id57" draw:start-glue-point="3" draw:end-shape="id64" draw:end-glue-point="1" svg:d="m22282 14685-1343-2165" svg:viewBox="0 0 1344 2166">
          <text:p/>
        </draw:connector>
        <draw:connector draw:style-name="gr3" draw:text-style-name="P1" draw:layer="layout" draw:type="line" svg:x1="18.399cm" svg:y1="15.406cm" svg:x2="16.621cm" svg:y2="15.367cm" draw:start-shape="id63" draw:start-glue-point="3" draw:end-shape="id65" draw:end-glue-point="1" svg:d="m18399 15406-1778-39" svg:viewBox="0 0 1779 40">
          <text:p/>
        </draw:connector>
        <draw:connector draw:style-name="gr3" draw:text-style-name="P1" draw:layer="layout" draw:type="line" svg:x1="18.399cm" svg:y1="15.406cm" svg:x2="16.618cm" svg:y2="14.017cm" draw:start-shape="id63" draw:start-glue-point="3" draw:end-shape="id66" draw:end-glue-point="1" svg:d="m18399 15406-1781-1389" svg:viewBox="0 0 1782 1390">
          <text:p/>
        </draw:connector>
        <draw:connector draw:style-name="gr3" draw:text-style-name="P1" draw:layer="layout" draw:type="line" svg:x1="18.526cm" svg:y1="12.52cm" svg:x2="12.176cm" svg:y2="13.128cm" draw:start-shape="id64" draw:start-glue-point="3" draw:end-shape="id67" draw:end-glue-point="1" svg:d="m18526 12520-6350 608" svg:viewBox="0 0 6351 609">
          <text:p/>
        </draw:connector>
        <draw:connector draw:style-name="gr3" draw:text-style-name="P1" draw:layer="layout" draw:type="line" svg:x1="18.526cm" svg:y1="12.52cm" svg:x2="12.149cm" svg:y2="11.223cm" draw:start-shape="id64" draw:start-glue-point="3" draw:end-shape="id68" draw:end-glue-point="1" svg:d="m18526 12520-6377-1297" svg:viewBox="0 0 6378 1298">
          <text:p/>
        </draw:connector>
        <draw:connector draw:style-name="gr3" draw:text-style-name="P1" draw:layer="layout" draw:type="line" svg:x1="9.509cm" svg:y1="13.128cm" svg:x2="8.239cm" svg:y2="14.271cm" draw:start-shape="id67" draw:start-glue-point="3" draw:end-shape="id69" draw:end-glue-point="1" svg:d="m9509 13128-1270 1143" svg:viewBox="0 0 1271 1144">
          <text:p/>
        </draw:connector>
        <draw:connector draw:style-name="gr3" draw:text-style-name="P1" draw:layer="layout" draw:type="line" svg:x1="9.509cm" svg:y1="13.128cm" svg:x2="8.212cm" svg:y2="12.366cm" draw:start-shape="id67" draw:start-glue-point="3" draw:end-shape="id70" draw:end-glue-point="1" svg:d="m9509 13128-1297-762" svg:viewBox="0 0 1298 763">
          <text:p/>
        </draw:connector>
      </draw:page>
      <draw:page draw:name="page3" draw:style-name="dp1" draw:master-page-name="Default">
        <draw:custom-shape draw:style-name="gr1" draw:text-style-name="P2" xml:id="id71" draw:id="id71" draw:layer="layout" svg:width="2.032cm" svg:height="0.508cm" svg:x="1.553cm" svg:y="1.752cm">
          <text:p text:style-name="P1"><text:span text:style-name="T1">Transcrip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2" draw:id="id72" draw:layer="layout" svg:width="2.794cm" svg:height="0.889cm" svg:x="1.254cm" svg:y="4.638cm">
          <text:p text:style-name="P1"><text:span text:style-name="T2">1.)</text:span><text:span text:style-name="T1"> Add HTML5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569cm" svg:y1="2.26cm" svg:x2="2.651cm" svg:y2="4.638cm" draw:start-shape="id71" draw:start-glue-point="2" draw:end-shape="id72" svg:d="m2569 2260 82 2378" svg:viewBox="0 0 83 2379">
          <text:p/>
        </draw:connector>
        <draw:custom-shape draw:style-name="gr4" draw:text-style-name="P2" xml:id="id73" draw:id="id73" draw:layer="layout" svg:width="2.413cm" svg:height="0.889cm" svg:x="4.683cm" svg:y="2.541cm">
          <text:p text:style-name="P1"><text:span text:style-name="T1">No transcripts</text:span></text:p>
          <text:p text:style-name="P1"><text:span text:style-name="T3">msg: </text:span><text:span text:style-name="T4">“Not found”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4" draw:id="id74" draw:layer="layout" svg:width="2.413cm" svg:height="1.27cm" svg:x="4.629cm" svg:y="6.389cm">
          <text:p text:style-name="P1"><text:span text:style-name="T1">Transcripts</text:span></text:p>
          <text:p text:style-name="P1"><text:span text:style-name="T1">exist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6" draw:id="id76" draw:layer="layout" svg:width="2.367cm" svg:height="1.651cm" svg:x="8.412cm" svg:y="5.462cm">
          <text:p text:style-name="P1"><text:span text:style-name="T1">Upload</text:span></text:p>
          <text:p text:style-name="P1"><text:span text:style-name="T1">(transcripts will</text:span></text:p>
          <text:p text:style-name="P1"><text:span text:style-name="T1">be replaced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5" draw:id="id75" draw:layer="layout" svg:width="2.367cm" svg:height="0.635cm" svg:x="8.366cm" svg:y="7.721cm">
          <text:p text:style-name="P1"><text:span text:style-name="T1">Do no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4.048cm" svg:y1="5.082cm" svg:x2="4.683cm" svg:y2="2.985cm" draw:start-shape="id72" draw:start-glue-point="1" draw:end-shape="id73" draw:end-glue-point="3" svg:d="m4048 5082 635-2097" svg:viewBox="0 0 636 2098">
          <text:p/>
        </draw:connector>
        <draw:connector draw:style-name="gr3" draw:text-style-name="P1" draw:layer="layout" draw:type="line" svg:x1="4.048cm" svg:y1="5.082cm" svg:x2="4.629cm" svg:y2="7.024cm" draw:start-shape="id72" draw:start-glue-point="1" draw:end-shape="id74" draw:end-glue-point="3" svg:d="m4048 5082 581 1942" svg:viewBox="0 0 582 1943">
          <text:p/>
        </draw:connector>
        <draw:connector draw:style-name="gr3" draw:text-style-name="P1" draw:layer="layout" draw:type="line" svg:x1="7.042cm" svg:y1="7.024cm" svg:x2="8.366cm" svg:y2="8.038cm" draw:start-shape="id74" draw:end-shape="id75" svg:d="m7042 7024 1324 1014" svg:viewBox="0 0 1325 1015">
          <text:p/>
        </draw:connector>
        <draw:connector draw:style-name="gr3" draw:text-style-name="P1" draw:layer="layout" draw:type="line" svg:x1="7.042cm" svg:y1="7.024cm" svg:x2="8.412cm" svg:y2="6.287cm" draw:start-shape="id74" draw:start-glue-point="1" draw:end-shape="id76" draw:end-glue-point="3" svg:d="m7042 7024 1370-737" svg:viewBox="0 0 1371 738">
          <text:p/>
        </draw:connector>
        <draw:connector draw:style-name="gr3" draw:text-style-name="P1" draw:layer="layout" draw:type="line" svg:x1="7.096cm" svg:y1="2.985cm" svg:x2="8.493cm" svg:y2="4.047cm" draw:start-shape="id73" draw:start-glue-point="1" draw:end-shape="id77" draw:end-glue-point="3" svg:d="m7096 2985 1397 1062" svg:viewBox="0 0 1398 1063">
          <text:p/>
        </draw:connector>
        <draw:connector draw:style-name="gr3" draw:text-style-name="P1" draw:layer="layout" draw:type="line" svg:x1="7.096cm" svg:y1="2.985cm" svg:x2="8.466cm" svg:y2="1.731cm" draw:start-shape="id73" draw:start-glue-point="1" draw:end-shape="id78" draw:end-glue-point="3" svg:d="m7096 2985 1370-1254" svg:viewBox="0 0 1371 1255">
          <text:p/>
        </draw:connector>
        <draw:connector draw:style-name="gr3" draw:text-style-name="P1" draw:layer="layout" draw:type="line" svg:x1="10.779cm" svg:y1="6.287cm" svg:x2="12.02cm" svg:y2="7.106cm" draw:start-shape="id76" draw:start-glue-point="1" draw:end-shape="id79" draw:end-glue-point="3" svg:d="m10779 6287 1241 819" svg:viewBox="0 0 1242 820">
          <text:p/>
        </draw:connector>
        <draw:connector draw:style-name="gr3" draw:text-style-name="P1" draw:layer="layout" draw:type="line" svg:x1="10.733cm" svg:y1="8.038cm" svg:x2="12.02cm" svg:y2="7.106cm" draw:start-shape="id75" draw:start-glue-point="1" draw:end-shape="id79" draw:end-glue-point="3" svg:d="m10733 8038 1287-932" svg:viewBox="0 0 1288 933">
          <text:p/>
        </draw:connector>
        <draw:connector draw:style-name="gr3" draw:text-style-name="P1" draw:layer="layout" draw:type="line" svg:x1="10.833cm" svg:y1="1.731cm" svg:x2="12.047cm" svg:y2="3.131cm" draw:start-shape="id78" draw:start-glue-point="1" draw:end-shape="id80" draw:end-glue-point="3" svg:d="m10833 1731 1214 1400" svg:viewBox="0 0 1215 1401">
          <text:p/>
        </draw:connector>
        <draw:custom-shape draw:style-name="gr6" draw:text-style-name="P2" xml:id="id78" draw:id="id78" draw:layer="layout" svg:width="2.367cm" svg:height="0.635cm" svg:x="8.466cm" svg:y="1.414cm">
          <text:p text:style-name="P1"><text:span text:style-name="T1">Do no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7" draw:id="id77" draw:layer="layout" svg:width="2.367cm" svg:height="0.635cm" svg:x="8.493cm" svg:y="3.73cm">
          <text:p text:style-name="P1"><text:span text:style-name="T1">Uploa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86cm" svg:y1="4.047cm" svg:x2="12.02cm" svg:y2="7.106cm" draw:start-shape="id77" draw:start-glue-point="1" draw:end-shape="id79" draw:end-glue-point="3" svg:d="m10860 4047 1160 3059" svg:viewBox="0 0 1161 3060">
          <text:p/>
        </draw:connector>
        <draw:custom-shape draw:style-name="gr13" draw:text-style-name="P2" xml:id="id79" draw:id="id79" draw:layer="layout" svg:width="2.95cm" svg:height="1.143cm" svg:x="12.02cm" svg:y="6.535cm">
          <text:p text:style-name="P1"><text:span text:style-name="T2">2.)</text:span><text:span text:style-name="T1"> Add YouTube</text:span></text:p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80" draw:id="id80" draw:layer="layout" svg:width="2.923cm" svg:height="1.143cm" svg:x="12.047cm" svg:y="2.56cm">
          <text:p text:style-name="P1"><text:span text:style-name="T2">2.)</text:span><text:span text:style-name="T1"> Add YouTube</text:span></text:p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81" draw:id="id81" draw:layer="layout" svg:width="3.302cm" svg:height="1.143cm" svg:x="16.586cm" svg:y="2.597cm">
          <text:p text:style-name="P1"><text:span text:style-name="T1">YouTube transcripts</text:span></text:p>
          <text:p text:style-name="P1"><text:span text:style-name="T2">DO NOT</text:span><text:span text:style-name="T1"> exis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82" draw:id="id82" draw:layer="layout" svg:width="3.302cm" svg:height="1.143cm" svg:x="16.386cm" svg:y="5.629cm">
          <text:p text:style-name="P1"><text:span text:style-name="T1">YouTube transcripts</text:span></text:p>
          <text:p text:style-name="P1"><text:span text:style-name="T2">DO NOT</text:span><text:span text:style-name="T1"> exis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83" draw:id="id83" draw:layer="layout" svg:width="3.302cm" svg:height="1.143cm" svg:x="16.386cm" svg:y="7.415cm">
          <text:p text:style-name="P1"><text:span text:style-name="T1">YouTube transcripts</text:span></text:p>
          <text:p text:style-name="P1"><text:span text:style-name="T1">ex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97cm" svg:y1="3.131cm" svg:x2="16.586cm" svg:y2="3.168cm" draw:start-shape="id80" draw:start-glue-point="1" draw:end-shape="id81" draw:end-glue-point="3" svg:d="m14970 3131 1616 37" svg:viewBox="0 0 1617 38">
          <text:p/>
        </draw:connector>
        <draw:connector draw:style-name="gr3" draw:text-style-name="P1" draw:layer="layout" draw:type="line" svg:x1="14.97cm" svg:y1="7.106cm" svg:x2="16.386cm" svg:y2="6.2cm" draw:start-shape="id79" draw:start-glue-point="1" draw:end-shape="id82" draw:end-glue-point="3" svg:d="m14970 7106 1416-906" svg:viewBox="0 0 1417 907">
          <text:p/>
        </draw:connector>
        <draw:connector draw:style-name="gr3" draw:text-style-name="P1" draw:layer="layout" draw:type="line" svg:x1="14.97cm" svg:y1="7.106cm" svg:x2="16.386cm" svg:y2="7.986cm" draw:start-shape="id79" draw:start-glue-point="1" draw:end-shape="id83" draw:end-glue-point="3" svg:d="m14970 7106 1416 880" svg:viewBox="0 0 1417 881">
          <text:p/>
        </draw:connector>
        <draw:custom-shape draw:style-name="gr7" draw:text-style-name="P2" xml:id="id93" draw:id="id93" draw:layer="layout" svg:width="2.794cm" svg:height="1.27cm" svg:x="21.066cm" svg:y="2.524cm">
          <text:p text:style-name="P1"><text:span text:style-name="T1">No transcripts</text:span></text:p>
          <text:p text:style-name="P1"><text:span text:style-name="T3">msg: “</text:span><text:span text:style-name="T23">NOT </text:span><text:span text:style-name="T3">found”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4" draw:id="id94" draw:layer="layout" svg:width="2.794cm" svg:height="1.27cm" svg:x="21.066cm" svg:y="5.526cm">
          <text:p text:style-name="P1"><text:span text:style-name="T1">Use HTML5</text:span></text:p>
          <text:p text:style-name="P1"><text:span text:style-name="T1">transcripts</text:span></text:p>
          <text:p text:style-name="P1"><text:span text:style-name="T3">msg: “</text:span><text:span text:style-name="T24">F</text:span><text:span text:style-name="T3">ound”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84" draw:id="id84" draw:layer="layout" svg:width="2.413cm" svg:height="1.143cm" svg:x="21.193cm" svg:y="7.985cm">
          <text:p text:style-name="P1"><text:span text:style-name="T1">Transcripts on</text:span></text:p>
          <text:p text:style-name="P1"><text:span text:style-name="T1">edX server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85" draw:id="id85" draw:layer="layout" svg:width="2.667cm" svg:height="1.143cm" svg:x="21.193cm" svg:y="10.144cm">
          <text:p text:style-name="P1"><text:span text:style-name="T1">Transcripts on</text:span></text:p>
          <text:p text:style-name="P1"><text:span text:style-name="T1">YouTube server</text:span></text:p>
          <text:p text:style-name="P1"><text:span text:style-name="T3">msg: </text:span><text:span text:style-name="T4">“Import”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86" draw:id="id86" draw:layer="layout" svg:width="2.413cm" svg:height="0.889cm" svg:x="21.32cm" svg:y="13.7cm">
          <text:p text:style-name="P1"><text:span text:style-name="T1">Transcripts on</text:span></text:p>
          <text:p text:style-name="P1"><text:span text:style-name="T1">both serv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91" draw:id="id91" draw:layer="layout" svg:width="2.367cm" svg:height="1.143cm" svg:x="25.173cm" svg:y="9.128cm">
          <text:p text:style-name="P1"><text:span text:style-name="T18">Import</text:span></text:p>
          <text:p text:style-name="P1"><text:span text:style-name="T19">msg: </text:span><text:span text:style-name="T10">“Transcripts</text:span></text:p>
          <text:p text:style-name="P1"><text:span text:style-name="T10">imported”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92" draw:id="id92" draw:layer="layout" svg:width="2.413cm" svg:height="0.762cm" svg:x="25.13cm" svg:y="10.668cm">
          <text:p text:style-name="P1"><text:span text:style-name="T18">Do nothing</text:span></text:p>
          <text:p text:style-name="P1"><text:span text:style-name="T19">msg: </text:span><text:span text:style-name="T10">“Found”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1" xml:id="id88" draw:id="id88" draw:layer="layout" svg:width="2.667cm" svg:height="1.143cm" svg:x="24.876cm" svg:y="12.192cm">
          <text:p text:style-name="P1"><text:span text:style-name="T18">Transcripts are</text:span></text:p>
          <text:p text:style-name="P1"><text:span text:style-name="T18">equal</text:span></text:p>
          <text:p text:style-name="P1"><text:span text:style-name="T19">msg: </text:span><text:span text:style-name="T10">“Found”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7" draw:id="id87" draw:layer="layout" svg:width="2.667cm" svg:height="1.143cm" svg:x="25.13cm" svg:y="14.351cm">
          <text:p text:style-name="P1"><text:span text:style-name="T18">Transcripts are</text:span></text:p>
          <text:p text:style-name="P1"><text:span text:style-name="T18">not equal</text:span></text:p>
          <text:p text:style-name="P1"><text:span text:style-name="T19">msg: </text:span><text:span text:style-name="T10">“Replace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90" draw:id="id90" draw:layer="layout" svg:width="2.667cm" svg:height="1.143cm" svg:x="29.067cm" svg:y="13.573cm">
          <text:p text:style-name="P1"><text:span text:style-name="T1">Replace</text:span></text:p>
          <text:p text:style-name="P1"><text:span text:style-name="T3">msg: </text:span><text:span text:style-name="T4">“Transcripts </text:span></text:p>
          <text:p text:style-name="P1"><text:span text:style-name="T4">replaced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89" draw:id="id89" draw:layer="layout" svg:width="2.667cm" svg:height="1.143cm" svg:x="29.194cm" svg:y="15.224cm">
          <text:p text:style-name="P1"><text:span text:style-name="T1">Do noth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688cm" svg:y1="7.986cm" svg:x2="21.193cm" svg:y2="8.556cm" draw:start-shape="id83" draw:start-glue-point="1" draw:end-shape="id84" draw:end-glue-point="3" svg:d="m19688 7986 1505 570" svg:viewBox="0 0 1506 571">
          <text:p/>
        </draw:connector>
        <draw:connector draw:style-name="gr3" draw:text-style-name="P1" draw:layer="layout" draw:type="line" svg:x1="19.688cm" svg:y1="7.986cm" svg:x2="21.193cm" svg:y2="10.715cm" draw:start-shape="id83" draw:end-shape="id85" draw:end-glue-point="3" svg:d="m19688 7986 1505 2729" svg:viewBox="0 0 1506 2730">
          <text:p/>
        </draw:connector>
        <draw:connector draw:style-name="gr3" draw:text-style-name="P1" draw:layer="layout" draw:type="line" svg:x1="19.688cm" svg:y1="7.986cm" svg:x2="21.32cm" svg:y2="14.144cm" draw:start-shape="id83" draw:end-shape="id86" draw:end-glue-point="3" svg:d="m19688 7986 1632 6158" svg:viewBox="0 0 1633 6159">
          <text:p/>
        </draw:connector>
        <draw:connector draw:style-name="gr3" draw:text-style-name="P1" draw:layer="layout" draw:type="line" svg:x1="23.733cm" svg:y1="14.144cm" svg:x2="25.13cm" svg:y2="14.922cm" draw:start-shape="id86" draw:start-glue-point="1" draw:end-shape="id87" svg:d="m23733 14144 1397 778" svg:viewBox="0 0 1398 779">
          <text:p/>
        </draw:connector>
        <draw:connector draw:style-name="gr3" draw:text-style-name="P1" draw:layer="layout" draw:type="line" svg:x1="23.733cm" svg:y1="14.144cm" svg:x2="24.876cm" svg:y2="12.763cm" draw:start-shape="id86" draw:start-glue-point="1" draw:end-shape="id88" svg:d="m23733 14144 1143-1381" svg:viewBox="0 0 1144 1382">
          <text:p/>
        </draw:connector>
        <draw:connector draw:style-name="gr3" draw:text-style-name="P1" draw:layer="layout" draw:type="line" svg:x1="27.797cm" svg:y1="14.922cm" svg:x2="29.194cm" svg:y2="15.795cm" draw:start-shape="id87" draw:start-glue-point="1" draw:end-shape="id89" svg:d="m27797 14922 1397 873" svg:viewBox="0 0 1398 874">
          <text:p/>
        </draw:connector>
        <draw:connector draw:style-name="gr3" draw:text-style-name="P1" draw:layer="layout" draw:type="line" svg:x1="27.797cm" svg:y1="14.922cm" svg:x2="29.067cm" svg:y2="14.144cm" draw:start-shape="id87" draw:start-glue-point="1" draw:end-shape="id90" svg:d="m27797 14922 1270-778" svg:viewBox="0 0 1271 779">
          <text:p/>
        </draw:connector>
        <draw:connector draw:style-name="gr3" draw:text-style-name="P1" draw:layer="layout" draw:type="line" svg:x1="23.86cm" svg:y1="10.715cm" svg:x2="25.173cm" svg:y2="9.699cm" draw:start-shape="id85" draw:start-glue-point="1" draw:end-shape="id91" draw:end-glue-point="3" svg:d="m23860 10715 1313-1016" svg:viewBox="0 0 1314 1017">
          <text:p/>
        </draw:connector>
        <draw:connector draw:style-name="gr3" draw:text-style-name="P1" draw:layer="layout" draw:type="line" svg:x1="23.86cm" svg:y1="10.715cm" svg:x2="25.13cm" svg:y2="11.049cm" draw:start-shape="id85" draw:start-glue-point="1" draw:end-shape="id92" draw:end-glue-point="3" svg:d="m23860 10715 1270 334" svg:viewBox="0 0 1271 335">
          <text:p/>
        </draw:connector>
        <draw:connector draw:style-name="gr3" draw:text-style-name="P1" draw:layer="layout" draw:type="line" svg:x1="19.888cm" svg:y1="3.168cm" svg:x2="21.066cm" svg:y2="3.159cm" draw:start-shape="id81" draw:start-glue-point="1" draw:end-shape="id93" draw:end-glue-point="3" svg:d="m19888 3168 1178-9" svg:viewBox="0 0 1179 10">
          <text:p/>
        </draw:connector>
        <draw:connector draw:style-name="gr3" draw:text-style-name="P1" draw:layer="layout" draw:type="line" svg:x1="19.688cm" svg:y1="6.2cm" svg:x2="21.066cm" svg:y2="6.161cm" draw:start-shape="id82" draw:start-glue-point="1" draw:end-shape="id94" draw:end-glue-point="3" svg:d="m19688 6200 1378-39" svg:viewBox="0 0 1379 40">
          <text:p/>
        </draw:connector>
        <draw:custom-shape draw:style-name="gr9" draw:text-style-name="P3" xml:id="id96" draw:id="id96" draw:layer="layout" svg:width="3.429cm" svg:height="1.143cm" svg:x="22.59cm" svg:y="16.321cm">
          <text:p text:style-name="P1"><text:span text:style-name="T5">3.) Add HTML5</text:span></text:p>
          <text:p text:style-name="P1"><text:span text:style-name="T5">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95" draw:id="id95" draw:layer="layout" svg:width="3.429cm" svg:height="1.143cm" svg:x="22.59cm" svg:y="19.288cm">
          <text:p text:style-name="P1"><text:span text:style-name="T5">3.) Add HTML5</text:span></text:p>
          <text:p text:style-name="P1"><text:span text:style-name="T5">sour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7.628cm" svg:x1="23.86cm" svg:y1="3.159cm" svg:x2="26.019cm" svg:y2="19.859cm" draw:start-shape="id93" draw:start-glue-point="1" draw:end-shape="id95" draw:end-glue-point="1" svg:d="m23860 3159h10287v16700h-8128" svg:viewBox="0 0 10288 16701">
          <text:p/>
        </draw:connector>
        <draw:connector draw:style-name="gr3" draw:text-style-name="P1" draw:layer="layout" draw:line-skew="6.866cm" svg:x1="23.606cm" svg:y1="8.556cm" svg:x2="26.019cm" svg:y2="16.892cm" draw:start-shape="id84" draw:start-glue-point="1" draw:end-shape="id96" draw:end-glue-point="1" svg:d="m23606 8556h9779v8336h-7366" svg:viewBox="0 0 9780 8337">
          <text:p/>
        </draw:connector>
        <draw:connector draw:style-name="gr3" draw:text-style-name="P1" draw:layer="layout" draw:line-skew="5.345cm" svg:x1="27.54cm" svg:y1="9.699cm" svg:x2="26.019cm" svg:y2="16.892cm" draw:start-shape="id91" draw:start-glue-point="1" draw:end-shape="id96" draw:end-glue-point="1" svg:d="m27540 9699h5845v7193h-7366" svg:viewBox="0 0 7367 7194">
          <text:p/>
        </draw:connector>
        <draw:connector draw:style-name="gr3" draw:text-style-name="P1" draw:layer="layout" draw:line-skew="5.342cm" svg:x1="27.543cm" svg:y1="11.049cm" svg:x2="26.019cm" svg:y2="16.892cm" draw:start-shape="id92" draw:start-glue-point="1" draw:end-shape="id96" draw:end-glue-point="1" svg:d="m27543 11049h5842v5843h-7366" svg:viewBox="0 0 7367 5844">
          <text:p/>
        </draw:connector>
        <draw:connector draw:style-name="gr3" draw:text-style-name="P1" draw:layer="layout" draw:line-skew="5.342cm" svg:x1="27.543cm" svg:y1="12.763cm" svg:x2="26.019cm" svg:y2="16.892cm" draw:start-shape="id88" draw:start-glue-point="1" draw:end-shape="id96" draw:end-glue-point="1" svg:d="m27543 12763h5842v4129h-7366" svg:viewBox="0 0 7367 4130">
          <text:p/>
        </draw:connector>
        <draw:connector draw:style-name="gr3" draw:text-style-name="P1" draw:layer="layout" draw:line-skew="1.151cm" svg:x1="31.734cm" svg:y1="14.144cm" svg:x2="26.019cm" svg:y2="16.892cm" draw:start-shape="id90" draw:start-glue-point="1" draw:end-shape="id96" draw:end-glue-point="1" svg:d="m31734 14144h1651v2748h-7366" svg:viewBox="0 0 7367 2749">
          <text:p/>
        </draw:connector>
        <draw:connector draw:style-name="gr3" draw:text-style-name="P1" draw:layer="layout" draw:line-skew="1.024cm" svg:x1="31.861cm" svg:y1="15.795cm" svg:x2="26.019cm" svg:y2="16.892cm" draw:start-shape="id89" draw:start-glue-point="1" draw:end-shape="id96" draw:end-glue-point="1" svg:d="m31861 15795h1524v1097h-7366" svg:viewBox="0 0 7367 1098">
          <text:p/>
        </draw:connector>
        <draw:custom-shape draw:style-name="gr9" draw:text-style-name="P3" xml:id="id97" draw:id="id97" draw:layer="layout" svg:width="3.429cm" svg:height="1.143cm" svg:x="22.589cm" svg:y="17.787cm">
          <text:p text:style-name="P1"><text:span text:style-name="T5">3.) Add HTML5</text:span></text:p>
          <text:p text:style-name="P1"><text:span text:style-name="T5">sour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7.248cm" svg:x1="23.86cm" svg:y1="6.161cm" svg:x2="26.018cm" svg:y2="18.358cm" draw:start-shape="id94" draw:start-glue-point="1" draw:end-shape="id97" draw:end-glue-point="1" svg:d="m23860 6161h9906v12197h-7748" svg:viewBox="0 0 9907 12198">
          <text:p/>
        </draw:connector>
        <draw:custom-shape draw:style-name="gr4" draw:text-style-name="P2" xml:id="id98" draw:id="id98" draw:layer="layout" svg:width="2.413cm" svg:height="0.889cm" svg:x="17.248cm" svg:y="17.891cm">
          <text:p text:style-name="P1"><text:span text:style-name="T1">No transcripts</text:span></text:p>
          <text:p text:style-name="P1"><text:span text:style-name="T3">msg: </text:span><text:span text:style-name="T4">“Not found”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9" draw:id="id99" draw:layer="layout" svg:width="2.413cm" svg:height="1.27cm" svg:x="17.248cm" svg:y="19.034cm">
          <text:p text:style-name="P1"><text:span text:style-name="T1">Transcripts</text:span></text:p>
          <text:p text:style-name="P1"><text:span text:style-name="T1">exist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1" draw:id="id101" draw:layer="layout" svg:width="2.367cm" svg:height="1.651cm" svg:x="12.995cm" svg:y="17.764cm">
          <text:p text:style-name="P1"><text:span text:style-name="T1">Upload</text:span></text:p>
          <text:p text:style-name="P1"><text:span text:style-name="T1">(transcripts will</text:span></text:p>
          <text:p text:style-name="P1"><text:span text:style-name="T1">be replaced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0" draw:id="id100" draw:layer="layout" svg:width="2.367cm" svg:height="0.635cm" svg:x="12.995cm" svg:y="19.669cm">
          <text:p text:style-name="P1"><text:span text:style-name="T1">Do no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2.59cm" svg:y1="19.859cm" svg:x2="19.661cm" svg:y2="18.335cm" draw:start-shape="id95" draw:start-glue-point="3" draw:end-shape="id98" svg:d="m22590 19859-2929-1524" svg:viewBox="0 0 2930 1525">
          <text:p/>
        </draw:connector>
        <draw:connector draw:style-name="gr3" draw:text-style-name="P1" draw:layer="layout" draw:type="line" svg:x1="22.59cm" svg:y1="19.859cm" svg:x2="19.661cm" svg:y2="19.669cm" draw:start-shape="id95" draw:start-glue-point="3" draw:end-shape="id99" draw:end-glue-point="1" svg:d="m22590 19859-2929-190" svg:viewBox="0 0 2930 191">
          <text:p/>
        </draw:connector>
        <draw:connector draw:style-name="gr3" draw:text-style-name="P1" draw:layer="layout" draw:type="line" svg:x1="17.248cm" svg:y1="19.669cm" svg:x2="15.362cm" svg:y2="19.986cm" draw:start-shape="id99" draw:end-shape="id100" svg:d="m17248 19669-1886 317" svg:viewBox="0 0 1887 318">
          <text:p/>
        </draw:connector>
        <draw:connector draw:style-name="gr3" draw:text-style-name="P1" draw:layer="layout" draw:type="line" svg:x1="17.248cm" svg:y1="19.669cm" svg:x2="15.362cm" svg:y2="18.589cm" draw:start-shape="id99" draw:start-glue-point="3" draw:end-shape="id101" svg:d="m17248 19669-1886-1080" svg:viewBox="0 0 1887 1081">
          <text:p/>
        </draw:connector>
        <draw:connector draw:style-name="gr3" draw:text-style-name="P1" draw:layer="layout" draw:type="line" svg:x1="17.248cm" svg:y1="18.335cm" svg:x2="15.362cm" svg:y2="17.165cm" draw:start-shape="id98" draw:end-shape="id102" draw:end-glue-point="1" svg:d="m17248 18335-1886-1170" svg:viewBox="0 0 1887 1171">
          <text:p/>
        </draw:connector>
        <draw:connector draw:style-name="gr3" draw:text-style-name="P1" draw:layer="layout" draw:type="line" svg:x1="17.248cm" svg:y1="18.335cm" svg:x2="15.316cm" svg:y2="16.276cm" draw:start-shape="id98" draw:start-glue-point="3" draw:end-shape="id103" svg:d="m17248 18335-1932-2059" svg:viewBox="0 0 1933 2060">
          <text:p/>
        </draw:connector>
        <draw:custom-shape draw:style-name="gr6" draw:text-style-name="P2" xml:id="id103" draw:id="id103" draw:layer="layout" svg:width="2.367cm" svg:height="0.635cm" svg:x="12.949cm" svg:y="15.959cm">
          <text:p text:style-name="P1"><text:span text:style-name="T1">Do no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02" draw:id="id102" draw:layer="layout" svg:width="2.367cm" svg:height="0.635cm" svg:x="12.995cm" svg:y="16.848cm">
          <text:p text:style-name="P1"><text:span text:style-name="T1">Up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5" draw:id="id105" draw:layer="layout" svg:width="2.794cm" svg:height="1.27cm" svg:x="12.695cm" svg:y="9.855cm">
          <text:p text:style-name="P1"><text:span text:style-name="T1">Transcripts are</text:span></text:p>
          <text:p text:style-name="P1"><text:span text:style-name="T1">the same</text:span></text:p>
          <text:p text:style-name="P1"><text:span text:style-name="T3">msg: “Found”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04" draw:id="id104" draw:layer="layout" svg:width="2.413cm" svg:height="1.27cm" svg:x="16.994cm" svg:y="10.779cm">
          <text:p text:style-name="P1"><text:span text:style-name="T1">Transcripts</text:span></text:p>
          <text:p text:style-name="P1"><text:span text:style-name="T1">exist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6" draw:id="id106" draw:layer="layout" svg:width="2.794cm" svg:height="1.524cm" svg:x="12.722cm" svg:y="11.541cm">
          <text:p text:style-name="P1"><text:span text:style-name="T1">Transcripts are</text:span></text:p>
          <text:p text:style-name="P1"><text:span text:style-name="T2">NOT</text:span><text:span text:style-name="T1"> the same</text:span></text:p>
          <text:p text:style-name="P1"><text:span text:style-name="T3">msg: “Please choose</text:span></text:p>
          <text:p text:style-name="P1"><text:span text:style-name="T3">transcripts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589cm" svg:y1="18.358cm" svg:x2="19.407cm" svg:y2="11.414cm" draw:start-shape="id97" draw:start-glue-point="3" draw:end-shape="id104" svg:d="m22589 18358-3182-6944" svg:viewBox="0 0 3183 6945">
          <text:p/>
        </draw:connector>
        <draw:connector draw:style-name="gr3" draw:text-style-name="P1" draw:layer="layout" draw:type="line" svg:x1="16.994cm" svg:y1="11.414cm" svg:x2="15.489cm" svg:y2="10.49cm" draw:start-shape="id104" draw:end-shape="id105" svg:d="m16994 11414-1505-924" svg:viewBox="0 0 1506 925">
          <text:p/>
        </draw:connector>
        <draw:connector draw:style-name="gr3" draw:text-style-name="P1" draw:layer="layout" draw:type="line" svg:x1="16.994cm" svg:y1="11.414cm" svg:x2="15.516cm" svg:y2="12.303cm" draw:start-shape="id104" draw:start-glue-point="3" draw:end-shape="id106" svg:d="m16994 11414-1478 889" svg:viewBox="0 0 1479 890">
          <text:p/>
        </draw:connector>
        <draw:custom-shape draw:style-name="gr8" draw:text-style-name="P3" xml:id="id107" draw:id="id107" draw:layer="layout" svg:width="2.286cm" svg:height="0.889cm" svg:x="9.085cm" svg:y="11.217cm">
          <text:p text:style-name="P1"><text:span text:style-name="T5">Cho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722cm" svg:y1="12.303cm" svg:x2="11.371cm" svg:y2="11.661cm" draw:start-shape="id106" draw:start-glue-point="3" draw:end-shape="id107" svg:d="m12722 12303-1351-642" svg:viewBox="0 0 1352 643">
          <text:p/>
        </draw:connector>
        <draw:custom-shape draw:style-name="gr8" draw:text-style-name="P3" xml:id="id108" draw:id="id108" draw:layer="layout" svg:width="2.286cm" svg:height="0.889cm" svg:x="9.058cm" svg:y="12.376cm">
          <text:p text:style-name="P1"><text:span text:style-name="T5">Do no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722cm" svg:y1="12.303cm" svg:x2="11.344cm" svg:y2="12.82cm" draw:start-shape="id106" draw:start-glue-point="3" draw:end-shape="id108" svg:d="m12722 12303-1378 517" svg:viewBox="0 0 1379 518">
          <text:p/>
        </draw:connector>
        <draw:custom-shape draw:style-name="gr19" draw:text-style-name="P2" xml:id="id109" draw:id="id109" draw:layer="layout" svg:width="2.413cm" svg:height="1.27cm" svg:x="17.121cm" svg:y="14.716cm">
          <text:p text:style-name="P1"><text:span text:style-name="T1">Use YouTube</text:span></text:p>
          <text:p text:style-name="P1"><text:span text:style-name="T1">transcripts</text:span></text:p>
          <text:p text:style-name="P1"><text:span text:style-name="T3">msg: </text:span><text:span text:style-name="T4">“Found”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59cm" svg:y1="16.892cm" svg:x2="19.534cm" svg:y2="15.351cm" draw:start-shape="id96" draw:start-glue-point="3" draw:end-shape="id109" draw:end-glue-point="1" svg:d="m22590 16892-3056-1541" svg:viewBox="0 0 3057 1542">
          <text:p/>
        </draw:connector>
        <draw:custom-shape draw:style-name="gr12" draw:text-style-name="P7" draw:layer="layout" svg:width="10.155cm" svg:height="2.794cm" svg:x="1.259cm" svg:y="17.483cm">
          <text:p text:style-name="P7">If the user enters a <text:span text:style-name="T12">HTML5</text:span><text:span text:style-name="T13"> source</text:span></text:p>
          <text:p text:style-name="P7"><text:span text:style-name="T14">first</text:span>. Then, optionally, a <text:span text:style-name="T14">second</text:span></text:p>
          <text:p text:style-name="P7"><text:span text:style-name="T12">YouTube</text:span> source, and optionally,</text:p>
          <text:p text:style-name="P7">a <text:span text:style-name="T14">third</text:span> <text:span text:style-name="T12">HTML5</text:span> source.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921cm" svg:height="0.986cm" svg:x="4.806cm" svg:y="15.808cm">
          <text:p text:style-name="P1"><text:span text:style-name="T15">Case 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6T16:34:31</meta:creation-date>
    <dc:date>2013-09-24T10:51:40</dc:date>
    <meta:editing-duration>PT3H49M14S</meta:editing-duration>
    <meta:editing-cycles>39</meta:editing-cycles>
    <meta:generator>LibreOffice/3.5$Linux_X86_64 LibreOffice_project/350m1$Build-2</meta:generator>
    <meta:document-statistic meta:object-count="247"/>
  </office:meta>
</office:document-meta>
</file>